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14bed" officeooo:paragraph-rsid="006ea76c"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4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48"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49"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157"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5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5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6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6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62"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68"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6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76"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77"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78"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79"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80"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81"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82"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83"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8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8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86"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87"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88"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89"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190"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191"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192"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193"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194"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195"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196"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1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55c37" officeooo:paragraph-rsid="01555c37"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fo:font-style="italic" officeooo:rsid="014b34dd" style:font-style-asian="italic" style:font-style-complex="italic"/>
    </style:style>
    <style:style style:name="T9" style:family="text">
      <style:text-properties fo:font-style="italic" officeooo:rsid="014b9231" style:font-style-asian="italic" style:font-style-complex="italic"/>
    </style:style>
    <style:style style:name="T10" style:family="text">
      <style:text-properties fo:font-style="italic" officeooo:rsid="014bf8cf" style:font-style-asian="italic" style:font-style-complex="italic"/>
    </style:style>
    <style:style style:name="T11" style:family="text">
      <style:text-properties fo:font-style="italic" officeooo:rsid="014c8512" style:font-style-asian="italic" style:font-style-complex="italic"/>
    </style:style>
    <style:style style:name="T12" style:family="text">
      <style:text-properties fo:font-style="italic" officeooo:rsid="014d71ae" style:font-style-asian="italic" style:font-style-complex="italic"/>
    </style:style>
    <style:style style:name="T13" style:family="text">
      <style:text-properties fo:font-style="italic" officeooo:rsid="014e7148" style:font-style-asian="italic" style:font-style-complex="italic"/>
    </style:style>
    <style:style style:name="T14" style:family="text">
      <style:text-properties fo:font-style="italic" officeooo:rsid="014fa6ef" style:font-style-asian="italic" style:font-style-complex="italic"/>
    </style:style>
    <style:style style:name="T15" style:family="text">
      <style:text-properties fo:font-style="italic" officeooo:rsid="014fe331" style:font-style-asian="italic" style:font-style-complex="italic"/>
    </style:style>
    <style:style style:name="T16" style:family="text">
      <style:text-properties fo:font-style="italic" officeooo:rsid="015013a0" style:font-style-asian="italic" style:font-style-complex="italic"/>
    </style:style>
    <style:style style:name="T17" style:family="text">
      <style:text-properties fo:font-style="italic" officeooo:rsid="0150574f" style:font-style-asian="italic" style:font-style-complex="italic"/>
    </style:style>
    <style:style style:name="T18" style:family="text">
      <style:text-properties fo:font-style="italic" fo:font-weight="bold" officeooo:rsid="014fe331" style:font-style-asian="italic" style:font-weight-asian="bold" style:font-style-complex="italic" style:font-weight-complex="bold"/>
    </style:style>
    <style:style style:name="T19" style:family="text">
      <style:text-properties fo:font-style="italic" fo:font-weight="bold" officeooo:rsid="015056da" style:font-style-asian="italic" style:font-weight-asian="bold" style:font-style-complex="italic" style:font-weight-complex="bold"/>
    </style:style>
    <style:style style:name="T20" style:family="text">
      <style:text-properties fo:font-style="italic" fo:font-weight="bold" officeooo:rsid="0150574f" style:font-style-asian="italic" style:font-weight-asian="bold" style:font-style-complex="italic" style:font-weight-complex="bold"/>
    </style:style>
    <style:style style:name="T21" style:family="text">
      <style:text-properties officeooo:rsid="0012d6d5"/>
    </style:style>
    <style:style style:name="T22" style:family="text">
      <style:text-properties fo:font-weight="bold" style:font-weight-asian="bold" style:font-weight-complex="bold"/>
    </style:style>
    <style:style style:name="T23" style:family="text">
      <style:text-properties fo:font-weight="bold" officeooo:rsid="0012d6d5" style:font-weight-asian="bold" style:font-weight-complex="bold"/>
    </style:style>
    <style:style style:name="T24" style:family="text">
      <style:text-properties fo:font-weight="bold" officeooo:rsid="00b33b60" style:font-weight-asian="bold" style:font-weight-complex="bold"/>
    </style:style>
    <style:style style:name="T25" style:family="text">
      <style:text-properties fo:font-weight="bold" officeooo:rsid="00d4ee4b" style:font-weight-asian="bold" style:font-weight-complex="bold"/>
    </style:style>
    <style:style style:name="T26" style:family="text">
      <style:text-properties fo:font-weight="bold" officeooo:rsid="006e9a41" style:font-weight-asian="bold" style:font-weight-complex="bold"/>
    </style:style>
    <style:style style:name="T27" style:family="text">
      <style:text-properties fo:font-weight="bold" officeooo:rsid="00dfac6b" style:font-weight-asian="bold" style:font-weight-complex="bold"/>
    </style:style>
    <style:style style:name="T28" style:family="text">
      <style:text-properties fo:font-weight="bold" officeooo:rsid="006e9a41" fo:background-color="transparent" loext:char-shading-value="0"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12d6d5" style:font-weight-asian="normal" style:font-weight-complex="normal"/>
    </style:style>
    <style:style style:name="T31" style:family="text">
      <style:text-properties fo:font-weight="normal" officeooo:rsid="0014cba7" style:font-weight-asian="normal" style:font-weight-complex="normal"/>
    </style:style>
    <style:style style:name="T32" style:family="text">
      <style:text-properties fo:font-weight="normal" officeooo:rsid="0015cf22" style:font-weight-asian="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c025f3" style:font-style-asian="normal" style:font-style-complex="normal"/>
    </style:style>
    <style:style style:name="T35" style:family="text">
      <style:text-properties fo:font-style="normal" officeooo:rsid="00ccaf7e" style:font-style-asian="normal" style:font-style-complex="normal"/>
    </style:style>
    <style:style style:name="T36" style:family="text">
      <style:text-properties fo:font-style="normal" officeooo:rsid="00d28ce6" style:font-style-asian="normal" style:font-style-complex="normal"/>
    </style:style>
    <style:style style:name="T37" style:family="text">
      <style:text-properties fo:font-style="normal" officeooo:rsid="00daf0e7" style:font-style-asian="normal" style:font-style-complex="normal"/>
    </style:style>
    <style:style style:name="T38" style:family="text">
      <style:text-properties fo:font-style="normal" officeooo:rsid="0062c4cb" style:font-style-asian="normal" style:font-style-complex="normal"/>
    </style:style>
    <style:style style:name="T39" style:family="text">
      <style:text-properties fo:font-style="normal" officeooo:rsid="00635326" style:font-style-asian="normal" style:font-style-complex="normal"/>
    </style:style>
    <style:style style:name="T40" style:family="text">
      <style:text-properties fo:font-style="normal" officeooo:rsid="00636485" style:font-style-asian="normal" style:font-style-complex="normal"/>
    </style:style>
    <style:style style:name="T41" style:family="text">
      <style:text-properties fo:font-style="normal" officeooo:rsid="009b30c9" style:font-style-asian="normal" style:font-style-complex="normal"/>
    </style:style>
    <style:style style:name="T42" style:family="text">
      <style:text-properties fo:font-style="normal" officeooo:rsid="00de3373" style:font-style-asian="normal" style:font-style-complex="normal"/>
    </style:style>
    <style:style style:name="T43" style:family="text">
      <style:text-properties fo:font-style="normal" officeooo:rsid="00e16341" style:font-style-asian="normal" style:font-style-complex="normal"/>
    </style:style>
    <style:style style:name="T44" style:family="text">
      <style:text-properties fo:font-style="normal" officeooo:rsid="00e33fb3" style:font-style-asian="normal" style:font-style-complex="normal"/>
    </style:style>
    <style:style style:name="T45" style:family="text">
      <style:text-properties fo:font-style="normal" officeooo:rsid="00e502c3" style:font-style-asian="normal" style:font-style-complex="normal"/>
    </style:style>
    <style:style style:name="T46" style:family="text">
      <style:text-properties fo:font-style="normal" officeooo:rsid="00e650ff" style:font-style-asian="normal" style:font-style-complex="normal"/>
    </style:style>
    <style:style style:name="T47" style:family="text">
      <style:text-properties fo:font-style="normal" officeooo:rsid="00e7ee6b" style:font-style-asian="normal" style:font-style-complex="normal"/>
    </style:style>
    <style:style style:name="T48" style:family="text">
      <style:text-properties fo:font-style="normal" officeooo:rsid="00e8719f" style:font-style-asian="normal" style:font-style-complex="normal"/>
    </style:style>
    <style:style style:name="T49" style:family="text">
      <style:text-properties fo:font-style="normal" officeooo:rsid="00ea8817" style:font-style-asian="normal" style:font-style-complex="normal"/>
    </style:style>
    <style:style style:name="T50" style:family="text">
      <style:text-properties fo:font-style="normal" officeooo:rsid="00eba221" style:font-style-asian="normal" style:font-style-complex="normal"/>
    </style:style>
    <style:style style:name="T51" style:family="text">
      <style:text-properties fo:font-style="normal" officeooo:rsid="00ebec19" style:font-style-asian="normal" style:font-style-complex="normal"/>
    </style:style>
    <style:style style:name="T52" style:family="text">
      <style:text-properties fo:font-style="normal" officeooo:rsid="00f1a4dc" style:font-style-asian="normal" style:font-style-complex="normal"/>
    </style:style>
    <style:style style:name="T53" style:family="text">
      <style:text-properties fo:font-style="normal" officeooo:rsid="00f1a9d2" style:font-style-asian="normal" style:font-style-complex="normal"/>
    </style:style>
    <style:style style:name="T54" style:family="text">
      <style:text-properties fo:font-style="normal" officeooo:rsid="00f2a9b6" style:font-style-asian="normal" style:font-style-complex="normal"/>
    </style:style>
    <style:style style:name="T55" style:family="text">
      <style:text-properties fo:font-style="normal" officeooo:rsid="013c0cfe" style:font-style-asian="normal" style:font-style-complex="normal"/>
    </style:style>
    <style:style style:name="T56" style:family="text">
      <style:text-properties fo:font-style="normal" officeooo:rsid="0144770a"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6bd345" style:font-style-asian="normal" style:font-weight-asian="normal" style:font-style-complex="normal" style:font-weight-complex="normal"/>
    </style:style>
    <style:style style:name="T59" style:family="text">
      <style:text-properties fo:font-style="normal" fo:font-weight="normal" officeooo:rsid="005f10ff" style:font-style-asian="normal" style:font-weight-asian="normal" style:font-style-complex="normal" style:font-weight-complex="normal"/>
    </style:style>
    <style:style style:name="T60" style:family="text">
      <style:text-properties fo:font-style="normal" fo:font-weight="normal" officeooo:rsid="0062c4cb" style:font-style-asian="normal" style:font-weight-asian="normal" style:font-style-complex="normal" style:font-weight-complex="normal"/>
    </style:style>
    <style:style style:name="T61" style:family="text">
      <style:text-properties fo:font-style="normal" fo:font-weight="normal" officeooo:rsid="00f843c9"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3" style:family="text">
      <style:text-properties fo:font-style="normal" style:text-underline-style="none" fo:font-weight="normal" style:font-style-asian="normal" style:font-weight-asian="normal" style:font-style-complex="normal" style:font-weight-complex="normal"/>
    </style:style>
    <style:style style:name="T64" style:family="text">
      <style:text-properties fo:font-style="normal" style:text-underline-style="none" fo:font-weight="normal" officeooo:rsid="0014cba7" style:font-style-asian="normal" style:font-weight-asian="normal" style:font-style-complex="normal" style:font-weight-complex="normal"/>
    </style:style>
    <style:style style:name="T65" style:family="text">
      <style:text-properties fo:font-style="normal" style:text-underline-style="none" fo:font-weight="normal" officeooo:rsid="0020f125" style:font-style-asian="normal" style:font-weight-asian="normal" style:font-style-complex="normal" style:font-weight-complex="normal"/>
    </style:style>
    <style:style style:name="T66" style:family="text">
      <style:text-properties fo:font-style="normal" style:text-underline-style="none" fo:font-weight="normal" officeooo:rsid="00252b5f" style:font-style-asian="normal" style:font-weight-asian="normal" style:font-style-complex="normal" style:font-weight-complex="normal"/>
    </style:style>
    <style:style style:name="T67" style:family="text">
      <style:text-properties fo:font-style="normal" style:text-underline-style="none" fo:font-weight="normal" officeooo:rsid="002869d7" style:font-style-asian="normal" style:font-weight-asian="normal" style:font-style-complex="normal" style:font-weight-complex="normal"/>
    </style:style>
    <style:style style:name="T68" style:family="text">
      <style:text-properties fo:font-style="normal" style:text-underline-style="none" fo:font-weight="normal" officeooo:rsid="002b3f6f" style:font-style-asian="normal" style:font-weight-asian="normal" style:font-style-complex="normal" style:font-weight-complex="normal"/>
    </style:style>
    <style:style style:name="T69" style:family="text">
      <style:text-properties fo:font-style="normal" style:text-underline-style="none" fo:font-weight="normal" officeooo:rsid="002d8a00" style:font-style-asian="normal" style:font-weight-asian="normal" style:font-style-complex="normal" style:font-weight-complex="normal"/>
    </style:style>
    <style:style style:name="T70" style:family="text">
      <style:text-properties fo:font-style="normal" style:text-underline-style="none" fo:font-weight="normal" officeooo:rsid="002ecc9c" style:font-style-asian="normal" style:font-weight-asian="normal" style:font-style-complex="normal" style:font-weight-complex="normal"/>
    </style:style>
    <style:style style:name="T71" style:family="text">
      <style:text-properties fo:font-style="normal" style:text-underline-style="none" fo:font-weight="normal" officeooo:rsid="00306392" style:font-style-asian="normal" style:font-weight-asian="normal" style:font-style-complex="normal" style:font-weight-complex="normal"/>
    </style:style>
    <style:style style:name="T72" style:family="text">
      <style:text-properties fo:font-style="normal" style:text-underline-style="none" fo:font-weight="normal" officeooo:rsid="0030fe5d" style:font-style-asian="normal" style:font-weight-asian="normal" style:font-style-complex="normal" style:font-weight-complex="normal"/>
    </style:style>
    <style:style style:name="T73" style:family="text">
      <style:text-properties fo:font-style="normal" style:text-underline-style="none" fo:font-weight="normal" officeooo:rsid="00330b69" style:font-style-asian="normal" style:font-weight-asian="normal" style:font-style-complex="normal" style:font-weight-complex="normal"/>
    </style:style>
    <style:style style:name="T74" style:family="text">
      <style:text-properties fo:font-style="normal" style:text-underline-style="none" fo:font-weight="normal" officeooo:rsid="003505c5" style:font-style-asian="normal" style:font-weight-asian="normal" style:font-style-complex="normal" style:font-weight-complex="normal"/>
    </style:style>
    <style:style style:name="T75" style:family="text">
      <style:text-properties fo:font-style="normal" style:text-underline-style="none" fo:font-weight="normal" officeooo:rsid="0035bcd1" style:font-style-asian="normal" style:font-weight-asian="normal" style:font-style-complex="normal" style:font-weight-complex="normal"/>
    </style:style>
    <style:style style:name="T76" style:family="text">
      <style:text-properties fo:font-style="normal" style:text-underline-style="none" fo:font-weight="normal" officeooo:rsid="003747a3" style:font-style-asian="normal" style:font-weight-asian="normal" style:font-style-complex="normal" style:font-weight-complex="normal"/>
    </style:style>
    <style:style style:name="T77" style:family="text">
      <style:text-properties fo:font-style="normal" style:text-underline-style="none" fo:font-weight="normal" officeooo:rsid="003963a8" style:font-style-asian="normal" style:font-weight-asian="normal" style:font-style-complex="normal" style:font-weight-complex="normal"/>
    </style:style>
    <style:style style:name="T78" style:family="text">
      <style:text-properties fo:font-style="normal" style:text-underline-style="none" fo:font-weight="normal" officeooo:rsid="003a6f11" style:font-style-asian="normal" style:font-weight-asian="normal" style:font-style-complex="normal" style:font-weight-complex="normal"/>
    </style:style>
    <style:style style:name="T79" style:family="text">
      <style:text-properties fo:font-style="normal" style:text-underline-style="none" fo:font-weight="normal" officeooo:rsid="003c19fe" style:font-style-asian="normal" style:font-weight-asian="normal" style:font-style-complex="normal" style:font-weight-complex="normal"/>
    </style:style>
    <style:style style:name="T80" style:family="text">
      <style:text-properties fo:font-style="normal" style:text-underline-style="none" fo:font-weight="normal" officeooo:rsid="003e1532" style:font-style-asian="normal" style:font-weight-asian="normal" style:font-style-complex="normal" style:font-weight-complex="normal"/>
    </style:style>
    <style:style style:name="T81" style:family="text">
      <style:text-properties fo:font-style="normal" style:text-underline-style="none" fo:font-weight="normal" officeooo:rsid="004041b6" style:font-style-asian="normal" style:font-weight-asian="normal" style:font-style-complex="normal" style:font-weight-complex="normal"/>
    </style:style>
    <style:style style:name="T82" style:family="text">
      <style:text-properties fo:font-style="normal" style:text-underline-style="none" fo:font-weight="normal" officeooo:rsid="004175b4" style:font-style-asian="normal" style:font-weight-asian="normal" style:font-style-complex="normal" style:font-weight-complex="normal"/>
    </style:style>
    <style:style style:name="T83" style:family="text">
      <style:text-properties fo:font-style="normal" style:text-underline-style="none" fo:font-weight="normal" officeooo:rsid="004268e5" style:font-style-asian="normal" style:font-weight-asian="normal" style:font-style-complex="normal" style:font-weight-complex="normal"/>
    </style:style>
    <style:style style:name="T84" style:family="text">
      <style:text-properties fo:font-style="normal" style:text-underline-style="none" fo:font-weight="normal" officeooo:rsid="00430c46" style:font-style-asian="normal" style:font-weight-asian="normal" style:font-style-complex="normal" style:font-weight-complex="normal"/>
    </style:style>
    <style:style style:name="T85" style:family="text">
      <style:text-properties fo:font-style="normal" style:text-underline-style="none" fo:font-weight="normal" officeooo:rsid="00436e21" style:font-style-asian="normal" style:font-weight-asian="normal" style:font-style-complex="normal" style:font-weight-complex="normal"/>
    </style:style>
    <style:style style:name="T86" style:family="text">
      <style:text-properties fo:font-style="normal" style:text-underline-style="none" fo:font-weight="normal" officeooo:rsid="0044b202" style:font-style-asian="normal" style:font-weight-asian="normal" style:font-style-complex="normal" style:font-weight-complex="normal"/>
    </style:style>
    <style:style style:name="T87" style:family="text">
      <style:text-properties fo:font-style="normal" style:text-underline-style="none" fo:font-weight="normal" officeooo:rsid="004d1471" style:font-style-asian="normal" style:font-weight-asian="normal" style:font-style-complex="normal" style:font-weight-complex="normal"/>
    </style:style>
    <style:style style:name="T88" style:family="text">
      <style:text-properties fo:font-style="normal" style:text-underline-style="none" fo:font-weight="normal" officeooo:rsid="0051876c" style:font-style-asian="normal" style:font-weight-asian="normal" style:font-style-complex="normal" style:font-weight-complex="normal"/>
    </style:style>
    <style:style style:name="T89" style:family="text">
      <style:text-properties fo:font-style="normal" style:text-underline-style="none" fo:font-weight="normal" officeooo:rsid="0056075d" style:font-style-asian="normal" style:font-weight-asian="normal" style:font-style-complex="normal" style:font-weight-complex="normal"/>
    </style:style>
    <style:style style:name="T90" style:family="text">
      <style:text-properties fo:font-style="normal" style:text-underline-style="none" fo:font-weight="normal" officeooo:rsid="00587bfb" style:font-style-asian="normal" style:font-weight-asian="normal" style:font-style-complex="normal" style:font-weight-complex="normal"/>
    </style:style>
    <style:style style:name="T91" style:family="text">
      <style:text-properties fo:font-style="normal" style:text-underline-style="none" fo:font-weight="normal" officeooo:rsid="005a8f86" style:font-style-asian="normal" style:font-weight-asian="normal" style:font-style-complex="normal" style:font-weight-complex="normal"/>
    </style:style>
    <style:style style:name="T92" style:family="text">
      <style:text-properties fo:font-style="normal" style:text-underline-style="none" fo:font-weight="normal" officeooo:rsid="005aee2d" style:font-style-asian="normal" style:font-weight-asian="normal" style:font-style-complex="normal" style:font-weight-complex="normal"/>
    </style:style>
    <style:style style:name="T93" style:family="text">
      <style:text-properties fo:font-style="normal" style:text-underline-style="none" fo:font-weight="normal" officeooo:rsid="005b08f5" style:font-style-asian="normal" style:font-weight-asian="normal" style:font-style-complex="normal" style:font-weight-complex="normal"/>
    </style:style>
    <style:style style:name="T94" style:family="text">
      <style:text-properties fo:font-style="normal" style:text-underline-style="none" fo:font-weight="normal" officeooo:rsid="005c7112" style:font-style-asian="normal" style:font-weight-asian="normal" style:font-style-complex="normal" style:font-weight-complex="normal"/>
    </style:style>
    <style:style style:name="T95" style:family="text">
      <style:text-properties fo:font-style="normal" style:text-underline-style="none" fo:font-weight="normal" officeooo:rsid="005d3c61" style:font-style-asian="normal" style:font-weight-asian="normal" style:font-style-complex="normal" style:font-weight-complex="normal"/>
    </style:style>
    <style:style style:name="T96" style:family="text">
      <style:text-properties fo:font-style="normal" style:text-underline-style="none" fo:font-weight="normal" officeooo:rsid="005db9ba" style:font-style-asian="normal" style:font-weight-asian="normal" style:font-style-complex="normal" style:font-weight-complex="normal"/>
    </style:style>
    <style:style style:name="T97" style:family="text">
      <style:text-properties fo:font-style="normal" style:text-underline-style="none" fo:font-weight="normal" officeooo:rsid="005de1fb" style:font-style-asian="normal" style:font-weight-asian="normal" style:font-style-complex="normal" style:font-weight-complex="normal"/>
    </style:style>
    <style:style style:name="T98" style:family="text">
      <style:text-properties fo:font-style="normal" style:text-underline-style="none" fo:font-weight="normal" officeooo:rsid="005fd9c8" style:font-style-asian="normal" style:font-weight-asian="normal" style:font-style-complex="normal" style:font-weight-complex="normal"/>
    </style:style>
    <style:style style:name="T99" style:family="text">
      <style:text-properties fo:font-style="normal" style:text-underline-style="none" fo:font-weight="normal" officeooo:rsid="00626b54" style:font-style-asian="normal" style:font-weight-asian="normal" style:font-style-complex="normal" style:font-weight-complex="normal"/>
    </style:style>
    <style:style style:name="T100" style:family="text">
      <style:text-properties fo:font-style="normal" style:text-underline-style="none" fo:font-weight="normal" officeooo:rsid="00676581" style:font-style-asian="normal" style:font-weight-asian="normal" style:font-style-complex="normal" style:font-weight-complex="normal"/>
    </style:style>
    <style:style style:name="T101" style:family="text">
      <style:text-properties fo:font-style="normal" style:text-underline-style="none" fo:font-weight="normal" officeooo:rsid="00692639" style:font-style-asian="normal" style:font-weight-asian="normal" style:font-style-complex="normal" style:font-weight-complex="normal"/>
    </style:style>
    <style:style style:name="T102" style:family="text">
      <style:text-properties fo:font-style="normal" style:text-underline-style="none" fo:font-weight="normal" officeooo:rsid="006b21d7" style:font-style-asian="normal" style:font-weight-asian="normal" style:font-style-complex="normal" style:font-weight-complex="normal"/>
    </style:style>
    <style:style style:name="T103" style:family="text">
      <style:text-properties fo:font-style="normal" style:text-underline-style="none" fo:font-weight="normal" officeooo:rsid="006cee45" style:font-style-asian="normal" style:font-weight-asian="normal" style:font-style-complex="normal" style:font-weight-complex="normal"/>
    </style:style>
    <style:style style:name="T104" style:family="text">
      <style:text-properties fo:font-style="normal" style:text-underline-style="none" fo:font-weight="normal" officeooo:rsid="007af2f4" style:font-style-asian="normal" style:font-weight-asian="normal" style:font-style-complex="normal" style:font-weight-complex="normal"/>
    </style:style>
    <style:style style:name="T105" style:family="text">
      <style:text-properties fo:font-style="normal" style:text-underline-style="none" fo:font-weight="normal" officeooo:rsid="007b1c76" style:font-style-asian="normal" style:font-weight-asian="normal" style:font-style-complex="normal" style:font-weight-complex="normal"/>
    </style:style>
    <style:style style:name="T106" style:family="text">
      <style:text-properties fo:font-style="normal" style:text-underline-style="none" fo:font-weight="normal" officeooo:rsid="0087e7ac" style:font-style-asian="normal" style:font-weight-asian="normal" style:font-style-complex="normal" style:font-weight-complex="normal"/>
    </style:style>
    <style:style style:name="T107" style:family="text">
      <style:text-properties fo:font-style="normal" style:text-underline-style="none" fo:font-weight="normal" officeooo:rsid="0099a871" style:font-style-asian="normal" style:font-weight-asian="normal" style:font-style-complex="normal" style:font-weight-complex="normal"/>
    </style:style>
    <style:style style:name="T108" style:family="text">
      <style:text-properties fo:font-style="normal" style:text-underline-style="none" fo:font-weight="normal" officeooo:rsid="009a6518" style:font-style-asian="normal" style:font-weight-asian="normal" style:font-style-complex="normal" style:font-weight-complex="normal"/>
    </style:style>
    <style:style style:name="T109" style:family="text">
      <style:text-properties fo:font-style="normal" style:text-underline-style="none" fo:font-weight="normal" officeooo:rsid="010771db" style:font-style-asian="normal" style:font-weight-asian="normal" style:font-style-complex="normal" style:font-weight-complex="normal"/>
    </style:style>
    <style:style style:name="T110" style:family="text">
      <style:text-properties fo:font-style="normal" style:text-underline-style="none" fo:font-weight="normal" officeooo:rsid="012874e0" style:font-style-asian="normal" style:font-weight-asian="normal" style:font-style-complex="normal" style:font-weight-complex="normal"/>
    </style:style>
    <style:style style:name="T111" style:family="text">
      <style:text-properties fo:font-style="normal" style:text-underline-style="none" fo:font-weight="bold" style:font-style-asian="normal" style:font-weight-asian="bold" style:font-style-complex="normal" style:font-weight-complex="bold"/>
    </style:style>
    <style:style style:name="T112" style:family="text">
      <style:text-properties fo:font-style="normal" style:text-underline-style="none" fo:font-weight="bold" officeooo:rsid="002d8a00" style:font-style-asian="normal" style:font-weight-asian="bold" style:font-style-complex="normal" style:font-weight-complex="bold"/>
    </style:style>
    <style:style style:name="T113" style:family="text">
      <style:text-properties fo:font-style="normal" style:text-underline-style="none" fo:font-weight="bold" officeooo:rsid="002ecc9c" style:font-style-asian="normal" style:font-weight-asian="bold" style:font-style-complex="normal" style:font-weight-complex="bold"/>
    </style:style>
    <style:style style:name="T114" style:family="text">
      <style:text-properties fo:font-style="normal" style:text-underline-style="none" fo:font-weight="bold" officeooo:rsid="0056075d" style:font-style-asian="normal" style:font-weight-asian="bold" style:font-style-complex="normal" style:font-weight-complex="bold"/>
    </style:style>
    <style:style style:name="T115" style:family="text">
      <style:text-properties fo:font-style="normal" style:text-underline-style="none" fo:font-weight="bold" officeooo:rsid="005c7112" style:font-style-asian="normal" style:font-weight-asian="bold" style:font-style-complex="normal" style:font-weight-complex="bold"/>
    </style:style>
    <style:style style:name="T116" style:family="text">
      <style:text-properties fo:font-style="normal" style:text-underline-style="none" fo:font-weight="bold" officeooo:rsid="010771db" style:font-style-asian="normal" style:font-weight-asian="bold" style:font-style-complex="normal" style:font-weight-complex="bold"/>
    </style:style>
    <style:style style:name="T117" style:family="text">
      <style:text-properties fo:font-style="normal" style:text-underline-style="none" style:font-style-asian="normal" style:font-style-complex="normal"/>
    </style:style>
    <style:style style:name="T118" style:family="text">
      <style:text-properties fo:font-style="normal" style:text-underline-style="none" officeooo:rsid="002869d7" style:font-style-asian="normal" style:font-style-complex="normal"/>
    </style:style>
    <style:style style:name="T119" style:family="text">
      <style:text-properties fo:font-style="normal" style:text-underline-style="none" officeooo:rsid="00855c6b" style:font-style-asian="normal" style:font-style-complex="normal"/>
    </style:style>
    <style:style style:name="T120" style:family="text">
      <style:text-properties fo:font-style="normal" style:text-underline-style="none" officeooo:rsid="0085783b" style:font-style-asian="normal" style:font-style-complex="normal"/>
    </style:style>
    <style:style style:name="T121" style:family="text">
      <style:text-properties fo:font-style="normal" style:text-underline-style="none" officeooo:rsid="0087e7ac" style:font-style-asian="normal" style:font-style-complex="normal"/>
    </style:style>
    <style:style style:name="T122" style:family="text">
      <style:text-properties fo:font-style="normal" style:text-underline-style="none" officeooo:rsid="0089b510" style:font-style-asian="normal" style:font-style-complex="normal"/>
    </style:style>
    <style:style style:name="T123" style:family="text">
      <style:text-properties fo:font-style="normal" style:text-underline-style="none" officeooo:rsid="008e9cb7" style:font-style-asian="normal" style:font-style-complex="normal"/>
    </style:style>
    <style:style style:name="T124" style:family="text">
      <style:text-properties fo:font-style="normal" style:text-underline-style="none" officeooo:rsid="008f2b29" style:font-style-asian="normal" style:font-style-complex="normal"/>
    </style:style>
    <style:style style:name="T125" style:family="text">
      <style:text-properties fo:font-style="normal" style:text-underline-style="none" officeooo:rsid="0090a467" style:font-style-asian="normal" style:font-style-complex="normal"/>
    </style:style>
    <style:style style:name="T126" style:family="text">
      <style:text-properties fo:font-style="normal" style:text-underline-style="none" officeooo:rsid="0095accc" style:font-style-asian="normal" style:font-style-complex="normal"/>
    </style:style>
    <style:style style:name="T127" style:family="text">
      <style:text-properties fo:font-style="normal" style:text-underline-style="none" officeooo:rsid="00970ff6" style:font-style-asian="normal" style:font-style-complex="normal"/>
    </style:style>
    <style:style style:name="T128" style:family="text">
      <style:text-properties fo:font-style="normal" style:text-underline-style="none" officeooo:rsid="00ef3f39" style:font-style-asian="normal" style:font-style-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fo:font-weight="bold" officeooo:rsid="00e502c3" style:font-style-asian="normal" style:font-weight-asian="bold" style:font-style-complex="normal" style:font-weight-complex="bold"/>
    </style:style>
    <style:style style:name="T131" style:family="text">
      <style:text-properties fo:font-style="normal" fo:font-weight="bold" officeooo:rsid="00635326" style:font-style-asian="normal" style:font-weight-asian="bold" style:font-style-complex="normal" style:font-weight-complex="bold"/>
    </style:style>
    <style:style style:name="T132" style:family="text">
      <style:text-properties fo:font-style="normal" fo:font-weight="bold" officeooo:rsid="00eba221" style:font-style-asian="normal" style:font-weight-asian="bold" style:font-style-complex="normal" style:font-weight-complex="bold"/>
    </style:style>
    <style:style style:name="T133" style:family="text">
      <style:text-properties fo:font-style="normal" officeooo:rsid="00e8719f" fo:background-color="transparent" loext:char-shading-value="0" style:font-style-asian="normal" style:font-style-complex="normal"/>
    </style:style>
    <style:style style:name="T134" style:family="text">
      <style:text-properties fo:font-style="normal" officeooo:rsid="00e8f9e1" fo:background-color="transparent" loext:char-shading-value="0" style:font-style-asian="normal" style:font-style-complex="normal"/>
    </style:style>
    <style:style style:name="T135" style:family="text">
      <style:text-properties style:text-underline-style="none"/>
    </style:style>
    <style:style style:name="T136" style:family="text">
      <style:text-properties style:text-underline-style="none" fo:font-weight="normal" style:font-weight-asian="normal" style:font-weight-complex="normal"/>
    </style:style>
    <style:style style:name="T137" style:family="text">
      <style:text-properties style:text-underline-style="none" fo:font-weight="normal" officeooo:rsid="002869d7" style:font-weight-asian="normal" style:font-weight-complex="normal"/>
    </style:style>
    <style:style style:name="T138" style:family="text">
      <style:text-properties style:text-underline-style="none" fo:font-weight="normal" officeooo:rsid="0056075d" style:font-weight-asian="normal" style:font-weight-complex="normal"/>
    </style:style>
    <style:style style:name="T139" style:family="text">
      <style:text-properties style:text-underline-style="none" fo:font-weight="normal" officeooo:rsid="00587bfb" style:font-weight-asian="normal" style:font-weight-complex="normal"/>
    </style:style>
    <style:style style:name="T140" style:family="text">
      <style:text-properties style:text-underline-style="none" fo:font-weight="normal" officeooo:rsid="0064b64a" style:font-weight-asian="normal" style:font-weight-complex="normal"/>
    </style:style>
    <style:style style:name="T141" style:family="text">
      <style:text-properties style:text-underline-style="none" fo:font-weight="normal" officeooo:rsid="012874e0" style:font-weight-asian="normal" style:font-weight-complex="normal"/>
    </style:style>
    <style:style style:name="T142" style:family="text">
      <style:text-properties style:text-underline-style="none" officeooo:rsid="00700d7b"/>
    </style:style>
    <style:style style:name="T143" style:family="text">
      <style:text-properties style:text-underline-style="none" officeooo:rsid="00711d3f"/>
    </style:style>
    <style:style style:name="T144" style:family="text">
      <style:text-properties style:text-underline-style="none" officeooo:rsid="007165d2"/>
    </style:style>
    <style:style style:name="T145" style:family="text">
      <style:text-properties style:text-underline-style="none" officeooo:rsid="00717ed2"/>
    </style:style>
    <style:style style:name="T146" style:family="text">
      <style:text-properties style:text-underline-style="none" officeooo:rsid="00719fb4"/>
    </style:style>
    <style:style style:name="T147" style:family="text">
      <style:text-properties style:text-underline-style="none" fo:font-weight="bold" style:font-weight-asian="bold" style:font-weight-complex="bold"/>
    </style:style>
    <style:style style:name="T148" style:family="text">
      <style:text-properties style:text-underline-style="none" fo:font-weight="bold" officeooo:rsid="00711d3f" style:font-weight-asian="bold" style:font-weight-complex="bold"/>
    </style:style>
    <style:style style:name="T149" style:family="text">
      <style:text-properties style:text-underline-style="none" fo:font-weight="bold" officeooo:rsid="00c9adc4" style:font-weight-asian="bold" style:font-weight-complex="bold"/>
    </style:style>
    <style:style style:name="T150" style:family="text">
      <style:text-properties style:text-underline-style="none" officeooo:rsid="0076efc2"/>
    </style:style>
    <style:style style:name="T151" style:family="text">
      <style:text-properties style:text-underline-style="none" officeooo:rsid="00830eea"/>
    </style:style>
    <style:style style:name="T152" style:family="text">
      <style:text-properties fo:color="#f5150a" fo:font-style="normal" style:text-underline-style="none" style:font-style-asian="normal" style:font-style-complex="normal"/>
    </style:style>
    <style:style style:name="T153" style:family="text">
      <style:text-properties fo:color="#f5150a" fo:font-style="normal" style:text-underline-style="none" officeooo:rsid="002d8a00" style:font-style-asian="normal" style:font-style-complex="normal"/>
    </style:style>
    <style:style style:name="T154" style:family="text">
      <style:text-properties fo:color="#f5150a" fo:font-style="normal" style:text-underline-style="none" officeooo:rsid="002ddf3d" style:font-style-asian="normal" style:font-style-complex="normal"/>
    </style:style>
    <style:style style:name="T155" style:family="text">
      <style:text-properties fo:color="#f5150a" fo:font-style="normal" style:text-underline-style="none" officeooo:rsid="003505c5" style:font-style-asian="normal" style:font-style-complex="normal"/>
    </style:style>
    <style:style style:name="T156" style:family="text">
      <style:text-properties fo:color="#f5150a" fo:font-style="normal" style:text-underline-style="none" fo:font-weight="bold" style:font-style-asian="normal" style:font-weight-asian="bold" style:font-style-complex="normal" style:font-weight-complex="bold"/>
    </style:style>
    <style:style style:name="T157" style:family="text">
      <style:text-properties fo:color="#f5150a" fo:font-style="normal" style:text-underline-style="none" fo:font-weight="bold" officeooo:rsid="002d8a00" style:font-style-asian="normal" style:font-weight-asian="bold" style:font-style-complex="normal" style:font-weight-complex="bold"/>
    </style:style>
    <style:style style:name="T158" style:family="text">
      <style:text-properties fo:color="#f5150a" fo:font-style="normal" style:text-underline-style="none" fo:font-weight="bold" officeooo:rsid="003168f2" style:font-style-asian="normal" style:font-weight-asian="bold" style:font-style-complex="normal" style:font-weight-complex="bold"/>
    </style:style>
    <style:style style:name="T159" style:family="text">
      <style:text-properties fo:color="#f5150a" fo:font-style="normal" style:text-underline-style="none" fo:font-weight="bold" officeooo:rsid="003505c5" style:font-style-asian="normal" style:font-weight-asian="bold" style:font-style-complex="normal" style:font-weight-complex="bold"/>
    </style:style>
    <style:style style:name="T160" style:family="text">
      <style:text-properties fo:color="#f5150a" fo:font-style="normal" style:text-underline-style="none" fo:font-weight="bold" officeooo:rsid="003f92c6" style:font-style-asian="normal" style:font-weight-asian="bold" style:font-style-complex="normal" style:font-weight-complex="bold"/>
    </style:style>
    <style:style style:name="T161" style:family="text">
      <style:text-properties fo:color="#f5150a" fo:font-style="normal" style:text-underline-style="none" fo:font-weight="bold" officeooo:rsid="004268e5" style:font-style-asian="normal" style:font-weight-asian="bold" style:font-style-complex="normal" style:font-weight-complex="bold"/>
    </style:style>
    <style:style style:name="T162" style:family="text">
      <style:text-properties fo:color="#f5150a" fo:font-style="normal" style:text-underline-style="none" fo:font-weight="bold" officeooo:rsid="0048ebf4" style:font-style-asian="normal" style:font-weight-asian="bold" style:font-style-complex="normal" style:font-weight-complex="bold"/>
    </style:style>
    <style:style style:name="T163" style:family="text">
      <style:text-properties fo:color="#f5150a" fo:font-style="normal" style:text-underline-style="none" fo:font-weight="bold" officeooo:rsid="004e2a31" style:font-style-asian="normal" style:font-weight-asian="bold" style:font-style-complex="normal" style:font-weight-complex="bold"/>
    </style:style>
    <style:style style:name="T164" style:family="text">
      <style:text-properties fo:color="#f5150a" fo:font-style="normal" style:text-underline-style="none" fo:font-weight="bold" officeooo:rsid="004fa34d" style:font-style-asian="normal" style:font-weight-asian="bold" style:font-style-complex="normal" style:font-weight-complex="bold"/>
    </style:style>
    <style:style style:name="T165" style:family="text">
      <style:text-properties fo:color="#f5150a" fo:font-style="normal" style:text-underline-style="none" fo:font-weight="bold" officeooo:rsid="00527c61" style:font-style-asian="normal" style:font-weight-asian="bold" style:font-style-complex="normal" style:font-weight-complex="bold"/>
    </style:style>
    <style:style style:name="T166" style:family="text">
      <style:text-properties fo:color="#f5150a" fo:font-style="normal" style:text-underline-style="none" fo:font-weight="bold" officeooo:rsid="00587bfb" style:font-style-asian="normal" style:font-weight-asian="bold" style:font-style-complex="normal" style:font-weight-complex="bold"/>
    </style:style>
    <style:style style:name="T167" style:family="text">
      <style:text-properties fo:color="#f5150a" fo:font-style="normal" style:text-underline-style="none" fo:font-weight="bold" officeooo:rsid="005b08f5" style:font-style-asian="normal" style:font-weight-asian="bold" style:font-style-complex="normal" style:font-weight-complex="bold"/>
    </style:style>
    <style:style style:name="T168" style:family="text">
      <style:text-properties fo:color="#f5150a" fo:font-style="normal" style:text-underline-style="none" fo:font-weight="bold" officeooo:rsid="005b2b58" style:font-style-asian="normal" style:font-weight-asian="bold" style:font-style-complex="normal" style:font-weight-complex="bold"/>
    </style:style>
    <style:style style:name="T169" style:family="text">
      <style:text-properties fo:color="#f5150a" fo:font-style="normal" style:text-underline-style="none" fo:font-weight="bold" officeooo:rsid="005fd9c8" style:font-style-asian="normal" style:font-weight-asian="bold" style:font-style-complex="normal" style:font-weight-complex="bold"/>
    </style:style>
    <style:style style:name="T170" style:family="text">
      <style:text-properties fo:color="#f5150a" fo:font-style="normal" style:text-underline-style="none" fo:font-weight="bold" officeooo:rsid="006388f8" style:font-style-asian="normal" style:font-weight-asian="bold" style:font-style-complex="normal" style:font-weight-complex="bold"/>
    </style:style>
    <style:style style:name="T171" style:family="text">
      <style:text-properties fo:color="#f5150a" fo:font-style="normal" style:text-underline-style="none" fo:font-weight="bold" officeooo:rsid="00650016" style:font-style-asian="normal" style:font-weight-asian="bold" style:font-style-complex="normal" style:font-weight-complex="bold"/>
    </style:style>
    <style:style style:name="T172" style:family="text">
      <style:text-properties fo:color="#f5150a" fo:font-style="normal" style:text-underline-style="none" fo:font-weight="bold" officeooo:rsid="00688436" style:font-style-asian="normal" style:font-weight-asian="bold" style:font-style-complex="normal" style:font-weight-complex="bold"/>
    </style:style>
    <style:style style:name="T173" style:family="text">
      <style:text-properties fo:color="#f5150a" fo:font-style="normal" style:text-underline-style="none" fo:font-weight="bold" officeooo:rsid="006d44dd" style:font-style-asian="normal" style:font-weight-asian="bold" style:font-style-complex="normal" style:font-weight-complex="bold"/>
    </style:style>
    <style:style style:name="T174" style:family="text">
      <style:text-properties fo:color="#f5150a" fo:font-style="normal" style:text-underline-style="none" fo:font-weight="bold" officeooo:rsid="008929e0" style:font-style-asian="normal" style:font-weight-asian="bold" style:font-style-complex="normal" style:font-weight-complex="bold"/>
    </style:style>
    <style:style style:name="T175" style:family="text">
      <style:text-properties officeooo:rsid="00557857"/>
    </style:style>
    <style:style style:name="T176" style:family="text">
      <style:text-properties fo:color="#9a6704" style:text-underline-style="none" fo:font-weight="bold" style:font-weight-asian="bold" style:font-weight-complex="bold"/>
    </style:style>
    <style:style style:name="T177" style:family="text">
      <style:text-properties fo:color="#9a6704" style:text-underline-style="none" fo:font-weight="bold" officeooo:rsid="006f00c1" style:font-weight-asian="bold" style:font-weight-complex="bold"/>
    </style:style>
    <style:style style:name="T178" style:family="text">
      <style:text-properties fo:color="#9a6704" style:text-underline-style="none" fo:font-weight="bold" officeooo:rsid="007165d2" style:font-weight-asian="bold" style:font-weight-complex="bold"/>
    </style:style>
    <style:style style:name="T179" style:family="text">
      <style:text-properties fo:color="#9a6704" style:text-underline-style="none" fo:font-weight="bold" officeooo:rsid="00726536" style:font-weight-asian="bold" style:font-weight-complex="bold"/>
    </style:style>
    <style:style style:name="T180" style:family="text">
      <style:text-properties fo:color="#9a6704" style:text-underline-style="none" fo:font-weight="bold" officeooo:rsid="007935ca" style:font-weight-asian="bold" style:font-weight-complex="bold"/>
    </style:style>
    <style:style style:name="T181" style:family="text">
      <style:text-properties fo:color="#9a6704" style:text-underline-style="none" fo:font-weight="bold" officeooo:rsid="007d604d" style:font-weight-asian="bold" style:font-weight-complex="bold"/>
    </style:style>
    <style:style style:name="T182" style:family="text">
      <style:text-properties fo:color="#9a6704" style:text-underline-style="none" fo:font-weight="bold" officeooo:rsid="00812a41" style:font-weight-asian="bold" style:font-weight-complex="bold"/>
    </style:style>
    <style:style style:name="T183" style:family="text">
      <style:text-properties fo:color="#9a6704" style:text-underline-style="none" fo:font-weight="bold" officeooo:rsid="00843cf0" style:font-weight-asian="bold" style:font-weight-complex="bold"/>
    </style:style>
    <style:style style:name="T184" style:family="text">
      <style:text-properties fo:color="#9a6704" fo:font-style="normal" style:text-underline-style="none" fo:font-weight="bold" style:font-style-asian="normal" style:font-weight-asian="bold" style:font-style-complex="normal" style:font-weight-complex="bold"/>
    </style:style>
    <style:style style:name="T185" style:family="text">
      <style:text-properties fo:color="#9a6704" fo:font-style="normal" style:text-underline-style="none" fo:font-weight="bold" officeooo:rsid="0089b510" style:font-style-asian="normal" style:font-weight-asian="bold" style:font-style-complex="normal" style:font-weight-complex="bold"/>
    </style:style>
    <style:style style:name="T186" style:family="text">
      <style:text-properties fo:color="#9a6704" fo:font-style="normal" style:text-underline-style="none" fo:font-weight="bold" officeooo:rsid="008b9c72" style:font-style-asian="normal" style:font-weight-asian="bold" style:font-style-complex="normal" style:font-weight-complex="bold"/>
    </style:style>
    <style:style style:name="T187" style:family="text">
      <style:text-properties fo:color="#9a6704" fo:font-style="normal" style:text-underline-style="none" fo:font-weight="bold" officeooo:rsid="008c6a67" style:font-style-asian="normal" style:font-weight-asian="bold" style:font-style-complex="normal" style:font-weight-complex="bold"/>
    </style:style>
    <style:style style:name="T188" style:family="text">
      <style:text-properties fo:color="#9a6704" fo:font-style="normal" style:text-underline-style="none" fo:font-weight="bold" officeooo:rsid="008e9412" style:font-style-asian="normal" style:font-weight-asian="bold" style:font-style-complex="normal" style:font-weight-complex="bold"/>
    </style:style>
    <style:style style:name="T189" style:family="text">
      <style:text-properties fo:color="#9a6704" fo:font-weight="bold" style:font-weight-asian="bold" style:font-weight-complex="bold"/>
    </style:style>
    <style:style style:name="T190" style:family="text">
      <style:text-properties fo:color="#9a6704" fo:font-weight="bold" officeooo:rsid="00fc49bb" style:font-weight-asian="bold" style:font-weight-complex="bold"/>
    </style:style>
    <style:style style:name="T191" style:family="text">
      <style:text-properties fo:color="#9a6704" fo:font-weight="bold" officeooo:rsid="01011597" style:font-weight-asian="bold" style:font-weight-complex="bold"/>
    </style:style>
    <style:style style:name="T192" style:family="text">
      <style:text-properties fo:color="#9a6704" fo:font-weight="bold" officeooo:rsid="0108ecce" style:font-weight-asian="bold" style:font-weight-complex="bold"/>
    </style:style>
    <style:style style:name="T193" style:family="text">
      <style:text-properties fo:color="#9a6704" fo:font-weight="bold" officeooo:rsid="01152832" style:font-weight-asian="bold" style:font-weight-complex="bold"/>
    </style:style>
    <style:style style:name="T194" style:family="text">
      <style:text-properties fo:color="#9a6704" fo:font-weight="bold" officeooo:rsid="012375d9" style:font-weight-asian="bold" style:font-weight-complex="bold"/>
    </style:style>
    <style:style style:name="T195" style:family="text">
      <style:text-properties fo:color="#9a6704" fo:font-weight="bold" officeooo:rsid="012ae8db" style:font-weight-asian="bold" style:font-weight-complex="bold"/>
    </style:style>
    <style:style style:name="T196" style:family="text">
      <style:text-properties officeooo:rsid="009be54c"/>
    </style:style>
    <style:style style:name="T197" style:family="text">
      <style:text-properties fo:color="#407927" fo:font-weight="bold" style:font-weight-asian="bold" style:font-weight-complex="bold"/>
    </style:style>
    <style:style style:name="T198" style:family="text">
      <style:text-properties fo:color="#407927" fo:font-weight="bold" officeooo:rsid="009be54c" style:font-weight-asian="bold" style:font-weight-complex="bold"/>
    </style:style>
    <style:style style:name="T199" style:family="text">
      <style:text-properties fo:color="#407927" fo:font-weight="bold" officeooo:rsid="00b2a6f9" style:font-weight-asian="bold" style:font-weight-complex="bold"/>
    </style:style>
    <style:style style:name="T200" style:family="text">
      <style:text-properties fo:color="#407927" fo:font-weight="bold" officeooo:rsid="00b66781" style:font-weight-asian="bold" style:font-weight-complex="bold"/>
    </style:style>
    <style:style style:name="T201" style:family="text">
      <style:text-properties fo:color="#407927" fo:font-weight="bold" officeooo:rsid="00be7caa" style:font-weight-asian="bold" style:font-weight-complex="bold"/>
    </style:style>
    <style:style style:name="T202" style:family="text">
      <style:text-properties fo:color="#407927" fo:font-weight="bold" officeooo:rsid="00d3a8f1" style:font-weight-asian="bold" style:font-weight-complex="bold"/>
    </style:style>
    <style:style style:name="T203" style:family="text">
      <style:text-properties fo:color="#407927" fo:font-weight="bold" officeooo:rsid="00f35858" style:font-weight-asian="bold" style:font-weight-complex="bold"/>
    </style:style>
    <style:style style:name="T204" style:family="text">
      <style:text-properties fo:color="#407927" fo:font-weight="bold" officeooo:rsid="00f68605" style:font-weight-asian="bold" style:font-weight-complex="bold"/>
    </style:style>
    <style:style style:name="T205" style:family="text">
      <style:text-properties fo:color="#407927" fo:font-weight="bold" officeooo:rsid="00fbb711" style:font-weight-asian="bold" style:font-weight-complex="bold"/>
    </style:style>
    <style:style style:name="T206" style:family="text">
      <style:text-properties fo:color="#407927" fo:font-weight="bold" officeooo:rsid="013c0cfe" style:font-weight-asian="bold" style:font-weight-complex="bold"/>
    </style:style>
    <style:style style:name="T207" style:family="text">
      <style:text-properties fo:color="#407927" fo:font-style="normal" fo:font-weight="bold" officeooo:rsid="00c2242d" style:font-style-asian="normal" style:font-weight-asian="bold" style:font-style-complex="normal" style:font-weight-complex="bold"/>
    </style:style>
    <style:style style:name="T208" style:family="text">
      <style:text-properties fo:color="#407927" fo:font-style="normal" fo:font-weight="bold" officeooo:rsid="00c7f5e0" style:font-style-asian="normal" style:font-weight-asian="bold" style:font-style-complex="normal" style:font-weight-complex="bold"/>
    </style:style>
    <style:style style:name="T209" style:family="text">
      <style:text-properties fo:color="#407927" fo:font-style="normal" fo:font-weight="bold" officeooo:rsid="00ccaf7e" style:font-style-asian="normal" style:font-weight-asian="bold" style:font-style-complex="normal" style:font-weight-complex="bold"/>
    </style:style>
    <style:style style:name="T210" style:family="text">
      <style:text-properties fo:color="#407927" fo:font-style="normal" fo:font-weight="bold" officeooo:rsid="00cdfbc5" style:font-style-asian="normal" style:font-weight-asian="bold" style:font-style-complex="normal" style:font-weight-complex="bold"/>
    </style:style>
    <style:style style:name="T211" style:family="text">
      <style:text-properties officeooo:rsid="00a25fd1"/>
    </style:style>
    <style:style style:name="T212" style:family="text">
      <style:text-properties officeooo:rsid="00a2aa1c"/>
    </style:style>
    <style:style style:name="T213" style:family="text">
      <style:text-properties officeooo:rsid="00b33b60"/>
    </style:style>
    <style:style style:name="T214" style:family="text">
      <style:text-properties officeooo:rsid="00b53210"/>
    </style:style>
    <style:style style:name="T215" style:family="text">
      <style:text-properties officeooo:rsid="00b9a72a"/>
    </style:style>
    <style:style style:name="T216" style:family="text">
      <style:text-properties officeooo:rsid="00bd4072"/>
    </style:style>
    <style:style style:name="T217" style:family="text">
      <style:text-properties officeooo:rsid="006e9a41"/>
    </style:style>
    <style:style style:name="T218" style:family="text">
      <style:text-properties officeooo:rsid="006f1d96"/>
    </style:style>
    <style:style style:name="T219" style:family="text">
      <style:text-properties officeooo:rsid="00d4ee4b"/>
    </style:style>
    <style:style style:name="T220" style:family="text">
      <style:text-properties officeooo:rsid="006e9a41" fo:background-color="transparent" loext:char-shading-value="0"/>
    </style:style>
    <style:style style:name="T221" style:family="text">
      <style:text-properties fo:color="#5565af" fo:font-weight="bold" style:font-weight-asian="bold" style:font-weight-complex="bold"/>
    </style:style>
    <style:style style:name="T222" style:family="text">
      <style:text-properties fo:color="#5565af" fo:font-weight="bold" officeooo:rsid="00daf0e7" style:font-weight-asian="bold" style:font-weight-complex="bold"/>
    </style:style>
    <style:style style:name="T223" style:family="text">
      <style:text-properties fo:color="#5565af" fo:font-weight="bold" officeooo:rsid="00dc53bf" style:font-weight-asian="bold" style:font-weight-complex="bold"/>
    </style:style>
    <style:style style:name="T224" style:family="text">
      <style:text-properties fo:color="#5565af" fo:font-style="normal" fo:font-weight="bold" officeooo:rsid="00dc53bf" style:font-style-asian="normal" style:font-weight-asian="bold" style:font-style-complex="normal" style:font-weight-complex="bold"/>
    </style:style>
    <style:style style:name="T225" style:family="text">
      <style:text-properties fo:color="#5565af" fo:font-style="normal" fo:font-weight="bold" officeooo:rsid="00635326" style:font-style-asian="normal" style:font-weight-asian="bold" style:font-style-complex="normal" style:font-weight-complex="bold"/>
    </style:style>
    <style:style style:name="T226" style:family="text">
      <style:text-properties fo:color="#5565af" fo:font-style="normal" fo:font-weight="bold" officeooo:rsid="00de3373" style:font-style-asian="normal" style:font-weight-asian="bold" style:font-style-complex="normal" style:font-weight-complex="bold"/>
    </style:style>
    <style:style style:name="T227" style:family="text">
      <style:text-properties fo:color="#5565af" fo:font-style="normal" fo:font-weight="bold" officeooo:rsid="00e8719f" style:font-style-asian="normal" style:font-weight-asian="bold" style:font-style-complex="normal" style:font-weight-complex="bold"/>
    </style:style>
    <style:style style:name="T228" style:family="text">
      <style:text-properties fo:color="#5565af" fo:font-style="normal" fo:font-weight="bold" officeooo:rsid="00e8e50b" style:font-style-asian="normal" style:font-weight-asian="bold" style:font-style-complex="normal" style:font-weight-complex="bold"/>
    </style:style>
    <style:style style:name="T229" style:family="text">
      <style:text-properties fo:color="#5565af" fo:font-style="normal" fo:font-weight="bold" officeooo:rsid="00e93de6" style:font-style-asian="normal" style:font-weight-asian="bold" style:font-style-complex="normal" style:font-weight-complex="bold"/>
    </style:style>
    <style:style style:name="T230" style:family="text">
      <style:text-properties fo:color="#5565af" fo:font-style="normal" fo:font-weight="bold" officeooo:rsid="00ec15bd" style:font-style-asian="normal" style:font-weight-asian="bold" style:font-style-complex="normal" style:font-weight-complex="bold"/>
    </style:style>
    <style:style style:name="T231" style:family="text">
      <style:text-properties fo:color="#5565af" fo:font-style="normal" style:font-style-asian="normal" style:font-style-complex="normal"/>
    </style:style>
    <style:style style:name="T232" style:family="text">
      <style:text-properties officeooo:rsid="00dfac6b"/>
    </style:style>
    <style:style style:name="T233" style:family="text">
      <style:text-properties officeooo:rsid="00f5ab8d"/>
    </style:style>
    <style:style style:name="T234" style:family="text">
      <style:text-properties officeooo:rsid="00f988d8"/>
    </style:style>
    <style:style style:name="T235" style:family="text">
      <style:text-properties officeooo:rsid="00fbbc7d"/>
    </style:style>
    <style:style style:name="T236" style:family="text">
      <style:text-properties officeooo:rsid="010bba0c"/>
    </style:style>
    <style:style style:name="T237" style:family="text">
      <style:text-properties style:text-position="super 58%" fo:font-weight="bold" style:font-weight-asian="bold" style:font-weight-complex="bold"/>
    </style:style>
    <style:style style:name="T238" style:family="text">
      <style:text-properties officeooo:rsid="010c196f"/>
    </style:style>
    <style:style style:name="T239" style:family="text">
      <style:text-properties officeooo:rsid="010e897b"/>
    </style:style>
    <style:style style:name="T240" style:family="text">
      <style:text-properties officeooo:rsid="010f7594"/>
    </style:style>
    <style:style style:name="T241" style:family="text">
      <style:text-properties officeooo:rsid="0111c53a"/>
    </style:style>
    <style:style style:name="T242" style:family="text">
      <style:text-properties officeooo:rsid="01171d6a"/>
    </style:style>
    <style:style style:name="T243" style:family="text">
      <style:text-properties officeooo:rsid="0118f396"/>
    </style:style>
    <style:style style:name="T244" style:family="text">
      <style:text-properties officeooo:rsid="011a9f29"/>
    </style:style>
    <style:style style:name="T245" style:family="text">
      <style:text-properties officeooo:rsid="011b8fbd"/>
    </style:style>
    <style:style style:name="T246" style:family="text">
      <style:text-properties officeooo:rsid="011e1296"/>
    </style:style>
    <style:style style:name="T247" style:family="text">
      <style:text-properties officeooo:rsid="011efbb9"/>
    </style:style>
    <style:style style:name="T248" style:family="text">
      <style:text-properties officeooo:rsid="011f755b"/>
    </style:style>
    <style:style style:name="T249" style:family="text">
      <style:text-properties officeooo:rsid="011ff647"/>
    </style:style>
    <style:style style:name="T250" style:family="text">
      <style:text-properties officeooo:rsid="0125b640"/>
    </style:style>
    <style:style style:name="T251" style:family="text">
      <style:text-properties officeooo:rsid="0127eb4a"/>
    </style:style>
    <style:style style:name="T252" style:family="text">
      <style:text-properties officeooo:rsid="012803bd"/>
    </style:style>
    <style:style style:name="T253" style:family="text">
      <style:text-properties officeooo:rsid="01299b3e"/>
    </style:style>
    <style:style style:name="T254" style:family="text">
      <style:text-properties officeooo:rsid="012a1786"/>
    </style:style>
    <style:style style:name="T255" style:family="text">
      <style:text-properties officeooo:rsid="012e74e1"/>
    </style:style>
    <style:style style:name="T256" style:family="text">
      <style:text-properties officeooo:rsid="012f1a88"/>
    </style:style>
    <style:style style:name="T257" style:family="text">
      <style:text-properties officeooo:rsid="0131b38a"/>
    </style:style>
    <style:style style:name="T258" style:family="text">
      <style:text-properties officeooo:rsid="013fde80"/>
    </style:style>
    <style:style style:name="T259" style:family="text">
      <style:text-properties officeooo:rsid="01423904"/>
    </style:style>
    <style:style style:name="T260" style:family="text">
      <style:text-properties officeooo:rsid="01435f06"/>
    </style:style>
    <style:style style:name="T261" style:family="text">
      <style:text-properties officeooo:rsid="01468fc4"/>
    </style:style>
    <style:style style:name="T262" style:family="text">
      <style:text-properties officeooo:rsid="01497944"/>
    </style:style>
    <style:style style:name="T263" style:family="text">
      <style:text-properties officeooo:rsid="0150574f"/>
    </style:style>
    <style:style style:name="T264" style:family="text">
      <style:text-properties officeooo:rsid="0151db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The Witcher 3: Enhanced Edition – Step by Step</text:p>
      <text:p text:style-name="P149">- Guide by Lady Glass -</text:p>
      <text:p text:style-name="P1"/>
      <text:p text:style-name="P158">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59">Installation (<text:span text:style-name="T175">Casual</text:span>)</text:p>
      <text:p text:style-name="P1"><text:span text:style-name="T1">The </text:span>mod <text:span text:style-name="T21">is packed in 7zip (.7z) format. Unpack it with any archiving software (free download </text:span><text:a xlink:type="simple" xlink:href="http://7zip.org/" text:style-name="Internet_20_link" text:visited-style-name="Visited_20_Internet_20_Link"><text:span text:style-name="T21">here</text:span></text:a><text:span text:style-name="T21">). Put the three folders from the mod into your Witcher 3 top level folder. This folder is named “The Witcher 3” and contains subfolders named </text:span><text:span text:style-name="T23">bin</text:span><text:span text:style-name="T30">, </text:span><text:span text:style-name="T23">content</text:span><text:span text:style-name="T30">, </text:span><text:span text:style-name="T23">DLC</text:span><text:span text:style-name="T30">, and more. If you cannot find this location on your computer, consult </text:span><text:a xlink:type="simple" xlink:href="https://wghost81.wordpress.com/2017/10/04/basic-guide-to-installing-the-witcher-3-mods/" text:style-name="Internet_20_link" text:visited-style-name="Visited_20_Internet_20_Link"><text:span text:style-name="T30">this guide</text:span></text:a><text:span text:style-name="T30">.</text:span></text:p>
      <text:p text:style-name="P3"><text:span text:style-name="T29">If you moved the mod folders to the correct location, then the </text:span><text:span text:style-name="T22">DLC </text:span><text:span text:style-name="T29">subfolder in your Witcher 3 folder will now contain a subfolder named </text:span><text:span text:style-name="T22">DLC1</text:span><text:span text:style-name="T29"> and another subfolder named </text:span><text:span text:style-name="T22">W3EEDLC</text:span><text:span text:style-name="T29"> (in addition to others).</text:span></text:p>
      <text:p text:style-name="P3"><text:span text:style-name="T29">Next, find your </text:span><text:span text:style-name="T2">input.settings </text:span><text:span text:style-name="T29">file, which is in </text:span><text:span text:style-name="T22">C:\Users\[name]\Documents\The Witcher 3</text:span><text:span text:style-name="T29">. You can also find this exact same folder by going to </text:span><text:span text:style-name="T22">This PC\Documents\The Witcher 3</text:span><text:span text:style-name="T29">. Delete the </text:span><text:span text:style-name="T2">input.settings </text:span><text:span text:style-name="T29">file in that location and replace it with the </text:span><text:span text:style-name="T2">input.settings</text:span><text:span text:style-name="T29"> file provided in the mod.</text:span></text:p>
      <text:p text:style-name="P148"/>
      <text:p text:style-name="P161">Installation (First Launch)</text:p>
      <text:p text:style-name="P157"><text:span text:style-name="T31">After installing all mod files to the correct locations, launch </text:span><text:span text:style-name="T32">your game</text:span><text:span text:style-name="T31">. Before the game window appears, a window named “</text:span><text:span text:style-name="T64">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64">.</text:span></text:p>
      <text:p text:style-name="P4"><text:span text:style-name="T64">I</text:span><text:span text:style-name="T63">f the game starts without errors, close it and start it again. Always take this extra step any time the “REDengine 3” window appears. Your game </text:span><text:span text:style-name="T111">will</text:span><text:span text:style-name="T63"> contain errors no one can fix if you forget to </text:span><text:span text:style-name="T111">reopen</text:span><text:span text:style-name="T63"> it after it compiles its scripts.</text:span></text:p>
      <text:p text:style-name="P73"><text:soft-page-break/></text:p>
      <text:p text:style-name="P162">Installation (Updating)</text:p>
      <text:p text:style-name="P6"><text:span text:style-name="T63">If you already have </text:span><text:span text:style-name="T3">The Witcher 3: Enhanced Edition</text:span><text:span text:style-name="T63"> installed, but a new version has </text:span><text:span text:style-name="T65">been released,</text:span><text:span text:style-name="T63"> </text:span><text:span text:style-name="T109">go to your Witcher 3 folder and delete the folders named </text:span><text:span text:style-name="T116">KOTW </text:span><text:span text:style-name="T109">and </text:span><text:span text:style-name="T116">W3EEDLC</text:span><text:span text:style-name="T109">, both in the DLC folder. Also delete every folder in the Mods folder with </text:span><text:span text:style-name="T116">W3EE </text:span><text:span text:style-name="T109">in the name, then install the new version using the instructions above. Be sure to let Windows overwrite files with matching names.</text:span></text:p>
      <text:p text:style-name="P6"><text:span text:style-name="T63">Every version has a “version number” broken into two parts: the “major version,” indicated by the number before the decimal, and the “minor version,” indicated after the decimal. If you are updating your mod and the major version </text:span><text:span text:style-name="T111">has not </text:span><text:span text:style-name="T63">changed, you may continue from your existing saved game.</text:span></text:p>
      <text:p text:style-name="P6"><text:span text:style-name="T63">If you are updating your mod and the major version </text:span><text:span text:style-name="T111">has</text:span><text:span text:style-name="T63"> changed, you must start a new game, just as if you had installed </text:span><text:span text:style-name="T3">Enhanced Edition</text:span><text:span text:style-name="T63"> for the first time.</text:span></text:p>
      <text:p text:style-name="P73"/>
      <text:p text:style-name="P160"><text:span text:style-name="T57">Warnings </text:span><text:span text:style-name="T58">and Tips</text:span></text:p>
      <text:list xml:id="list1774407130" text:style-name="L1">
        <text:list-item>
          <text:p text:style-name="P176"><text:span text:style-name="T63">You</text:span><text:span text:style-name="T111"> must</text:span><text:span text:style-name="T63"> begin a new game after installing this mod. No exceptions.</text:span></text:p>
        </text:list-item>
        <text:list-item>
          <text:p text:style-name="P177"><text:span text:style-name="T63">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62">console</text:span></text:a><text:span text:style-name="T63"> to add it to your </text:span><text:a xlink:type="simple" xlink:href="https://www.ign.com/wikis/the-witcher-3-wild-hunt/Item_Spawn_Codes" text:style-name="Internet_20_link" text:visited-style-name="Visited_20_Internet_20_Link"><text:span text:style-name="T62">inventory</text:span></text:a><text:span text:style-name="T63">.</text:span></text:p>
        </text:list-item>
        <text:list-item>
          <text:p text:style-name="P178"><text:span text:style-name="T63">You can change the controls to your liking using the in-game menu located in Options / Key Bindings. While you have this menu open, </text:span><text:span text:style-name="T111">do not</text:span><text:span text:style-name="T63">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63"> file.</text:span></text:p>
        </text:list-item>
        <text:list-item>
          <text:p text:style-name="P179"><text:span text:style-name="T136">The Witcher 3: Enhanced Edition</text:span><text:span text:style-name="T63"> is intended as a one-stop solution for modding. It modifies a large number of scripts, and includes many of the features of other mods (with the consent of their original authors). If you wish to use another mod </text:span><text:soft-page-break/><text:span text:style-name="T63">in combination with </text:span><text:span text:style-name="T136">Enhanced Edition</text:span><text:span text:style-name="T63">, either ask for </text:span><text:a xlink:type="simple" xlink:href="https://nexusmods.com/witcher3/mods/2521?tab=posts" text:style-name="Internet_20_link" text:visited-style-name="Visited_20_Internet_20_Link"><text:span text:style-name="T62">help</text:span></text:a><text:span text:style-name="T63"> or use a </text:span><text:a xlink:type="simple" xlink:href="http://kdiff3.sourceforge.net/" text:style-name="Internet_20_link" text:visited-style-name="Visited_20_Internet_20_Link"><text:span text:style-name="T62">diffing tool</text:span></text:a><text:span text:style-name="T63"> to see where and how your mod and </text:span><text:span text:style-name="T136">Enhanced Edition</text:span><text:span text:style-name="T63"> conflict.</text:span></text:p>
        </text:list-item>
        <text:list-item>
          <text:p text:style-name="P180"><text:a xlink:type="simple" xlink:href="https://www.nexusmods.com/witcher3/mods/484" text:style-name="Internet_20_link" text:visited-style-name="Visited_20_Internet_20_Link"><text:span text:style-name="T62">Script Merger</text:span></text:a><text:span text:style-name="T63"> comes with a diffing tool to show you conflicts between mods, and advertises an “automatic merge” feature that can make combined script files by intelligently identifying what lines to move around. </text:span><text:span text:style-name="T111">Do not</text:span><text:span text:style-name="T63"> blindly accept the output of this feature. Go over its suggestions </text:span><text:span text:style-name="T111">by hand</text:span><text:span text:style-name="T63">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62">help</text:span></text:a><text:span text:style-name="T63">.</text:span></text:p>
        </text:list-item>
        <text:list-item>
          <text:p text:style-name="P181"><text:span text:style-name="T136">Enhanced Edition</text:span><text:span text:style-name="T63"> does not care if </text:span><text:a xlink:type="simple" xlink:href="https://www.nexusmods.com/witcher3/mods/2134" text:style-name="Internet_20_link" text:visited-style-name="Visited_20_Internet_20_Link"><text:span text:style-name="T62">Unification Patch</text:span></text:a><text:span text:style-name="T63"> is or is not present. Do not play versions of </text:span><text:span text:style-name="T136">The Witcher 3: Wild Hunt</text:span><text:span text:style-name="T63"> older than 1.31 (September 12, 2016). If you do not know your version number, </text:span><text:span text:style-name="T106">check the game’s main menu.</text:span></text:p>
        </text:list-item>
        <text:list-item>
          <text:p text:style-name="P182"><text:span text:style-name="T63">If </text:span><text:span text:style-name="T136">Enhanced Edition</text:span><text:span text:style-name="T63"> is causing a performance drop, go to Options / Mods / W3EE / Addons / Friendly HUD / 3D Markers, and set “Enable 3D Markers” to Off.</text:span></text:p>
        </text:list-item>
        <text:list-item>
          <text:p text:style-name="P183">Instead of installing a timescale mod, go to \Mods\modW3EEMain\content\scripts\game\r4game.ws, find the line “setHoursPerMinute” (line 636) and change the number in the parentheses.</text:p>
        </text:list-item>
      </text:list>
      <text:p text:style-name="P5"/>
      <text:p text:style-name="P169">Credits</text:p>
      <text:p text:style-name="P166"/>
      <text:p text:style-name="P7"><text:span text:style-name="T136"><text:tab/>The Witcher 3: Enhanced Edition</text:span><text:span text:style-name="T63"> by Sir Reaperrz, Esq.</text:span></text:p>
      <text:p text:style-name="P7"><text:span text:style-name="T63"><text:tab/>Special contributions by </text:span><text:a xlink:type="simple" xlink:href="https://www.nexusmods.com/witcher3/users/46492267" text:style-name="Internet_20_link" text:visited-style-name="Visited_20_Internet_20_Link"><text:span text:style-name="T62">Corvah</text:span></text:a></text:p>
      <text:p text:style-name="P7"><text:span text:style-name="T136"><text:tab/>Friendly HUD</text:span><text:span text:style-name="T63"> and special contributions by </text:span><text:a xlink:type="simple" xlink:href="https://www.nexusmods.com/witcher3/users/905332/" text:style-name="Internet_20_link" text:visited-style-name="Visited_20_Internet_20_Link"><text:span text:style-name="T62">Wasteland Ghost</text:span></text:a></text:p>
      <text:p text:style-name="P10"><text:span text:style-name="T136"><text:tab/>W3EE – Lazarus Project </text:span><text:span text:style-name="T63">by </text:span><text:a xlink:type="simple" xlink:href="https://www.nexusmods.com/witcher3/users/227901" text:style-name="Internet_20_link" text:visited-style-name="Visited_20_Internet_20_Link"><text:span text:style-name="T62">falki</text:span></text:a><text:span text:style-name="T63">, </text:span><text:a xlink:type="simple" xlink:href="https://www.nexusmods.com/users/669690" text:style-name="Internet_20_link" text:visited-style-name="Visited_20_Internet_20_Link"><text:span text:style-name="T62">Kolaris</text:span></text:a><text:span text:style-name="T63">, and </text:span><text:a xlink:type="simple" xlink:href="https://www.nexusmods.com/witcher3/users/6598096" text:style-name="Internet_20_link" text:visited-style-name="Visited_20_Internet_20_Link"><text:span text:style-name="T62">Charan666</text:span></text:a></text:p>
      <text:p text:style-name="P9"><text:span text:style-name="T136"><text:tab/>Lore-Friendly Economy</text:span><text:span text:style-name="T63"> by </text:span><text:a xlink:type="simple" xlink:href="https://www.nexusmods.com/witcher3/users/42512255" text:style-name="Internet_20_link" text:visited-style-name="Visited_20_Internet_20_Link"><text:span text:style-name="T62">stefan3372</text:span></text:a></text:p>
      <text:p text:style-name="P8"><text:span text:style-name="T136"><text:tab/>Manual Bomb Aiming</text:span><text:span text:style-name="T63"> by </text:span><text:a xlink:type="simple" xlink:href="https://www.nexusmods.com/witcher3/users/591052" text:style-name="Internet_20_link" text:visited-style-name="Visited_20_Internet_20_Link"><text:span text:style-name="T62">Eutirion</text:span></text:a></text:p>
      <text:p text:style-name="P8"><text:span text:style-name="T136"><text:tab/>Primer</text:span><text:span text:style-name="T63"> by </text:span><text:a xlink:type="simple" xlink:href="https://www.nexusmods.com/witcher3/users/28838515" text:style-name="Internet_20_link" text:visited-style-name="Visited_20_Internet_20_Link"><text:span text:style-name="T62">DominusSicarum</text:span></text:a><text:span text:style-name="T63"> and </text:span><text:a xlink:type="simple" xlink:href="https://www.nexusmods.com/witcher3/users/563698" text:style-name="Internet_20_link" text:visited-style-name="Visited_20_Internet_20_Link"><text:span text:style-name="T62">skyliner390</text:span></text:a></text:p>
      <text:p text:style-name="P9"><text:span text:style-name="T136"><text:tab/>Enhanced Targeting</text:span><text:span text:style-name="T63"> by </text:span><text:a xlink:type="simple" xlink:href="https://www.nexusmods.com/witcher3/users/5923686/" text:style-name="Internet_20_link" text:visited-style-name="Visited_20_Internet_20_Link"><text:span text:style-name="T62">Mpstark</text:span></text:a></text:p>
      <text:p text:style-name="P31"><text:span text:style-name="T136"><text:tab/>Immersive Cam </text:span><text:span text:style-name="T63">and </text:span><text:span text:style-name="T136">Immersive Meditation</text:span><text:span text:style-name="T63"> by </text:span><text:a xlink:type="simple" xlink:href="https://www.nexusmods.com/witcher3/users/1977596" text:style-name="Internet_20_link" text:visited-style-name="Visited_20_Internet_20_Link"><text:span text:style-name="T62">ksolberg</text:span></text:a></text:p>
      <text:p text:style-name="P32"><text:span text:style-name="T136"><text:tab/>More Quick Slots and Quick Inventory</text:span><text:span text:style-name="T63"> by </text:span><text:a xlink:type="simple" xlink:href="https://www.nexusmods.com/witcher3/users/3224063" text:style-name="Internet_20_link" text:visited-style-name="Visited_20_Internet_20_Link"><text:span text:style-name="T62">Wolfmark</text:span></text:a></text:p>
      <text:p text:style-name="P32"><text:span text:style-name="T136"><text:tab/>All Quest Objectives on Map</text:span><text:span text:style-name="T63"> by </text:span><text:a xlink:type="simple" xlink:href="https://www.nexusmods.com/witcher3/users/3224063" text:style-name="Internet_20_link" text:visited-style-name="Visited_20_Internet_20_Link"><text:span text:style-name="T62">Wolfmark</text:span></text:a></text:p>
      <text:p text:style-name="P9"><text:span text:style-name="T136"><text:tab/></text:span><text:span text:style-name="T141">No Duplicate Relics</text:span><text:span text:style-name="T110"> by </text:span><text:a xlink:type="simple" xlink:href="https://www.nexusmods.com/witcher3/users/40489465" text:style-name="Internet_20_link" text:visited-style-name="Visited_20_Internet_20_Link"><text:span text:style-name="T33">Partoutatix</text:span></text:a></text:p>
      <text:p text:style-name="P9"><text:span text:style-name="T136"><text:tab/>E3 2014 VGX More Blood Mod</text:span><text:span text:style-name="T63"> by </text:span><text:a xlink:type="simple" xlink:href="https://www.nexusmods.com/witcher3/users/3153213/" text:style-name="Internet_20_link" text:visited-style-name="Visited_20_Internet_20_Link"><text:span text:style-name="T62">KNGR</text:span></text:a></text:p>
      <text:p text:style-name="P9"><text:span text:style-name="T63"><text:tab/>Quest reward bugfix by </text:span><text:a xlink:type="simple" xlink:href="https://www.nexusmods.com/witcher3/users/12990900/?" text:style-name="Internet_20_link" text:visited-style-name="Visited_20_Internet_20_Link"><text:span text:style-name="T62">Absamra</text:span></text:a></text:p>
      <text:p text:style-name="P10"><text:span text:style-name="T63"><text:tab/>Special contributions </text:span><text:span text:style-name="T66">by</text:span><text:span text:style-name="T63"> tmentink and BloodyCharacter</text:span></text:p>
      <text:p text:style-name="P74"><text:tab/>Potion bottle asset by RayDess</text:p>
      <text:p text:style-name="P74"><text:tab/>XML edits by PeasantHenry</text:p>
      <text:p text:style-name="P10"><text:span text:style-name="T63"><text:tab/>VFX and weapon assets by </text:span><text:a xlink:type="simple" xlink:href="https://www.nexusmods.com/witcher3/users/6893705/" text:style-name="Internet_20_link" text:visited-style-name="Visited_20_Internet_20_Link"><text:span text:style-name="T62">ScoutbrO</text:span></text:a></text:p>
      <text:p text:style-name="P10"><text:span text:style-name="T63"><text:tab/>Scaleform menu contributions by </text:span><text:a xlink:type="simple" xlink:href="https://www.nexusmods.com/witcher3/users/3812549/" text:style-name="Internet_20_link" text:visited-style-name="Visited_20_Internet_20_Link"><text:span text:style-name="T62">erxv</text:span></text:a></text:p>
      <text:p text:style-name="P27"><text:span text:style-name="T63"><text:tab/>HUD assets </text:span><text:span text:style-name="T107">by </text:span><text:a xlink:type="simple" xlink:href="https://www.nexusmods.com/users/11794098" text:style-name="Internet_20_link" text:visited-style-name="Visited_20_Internet_20_Link">Hyadum27</text:a></text:p>
      <text:p text:style-name="P108"/>
      <text:p text:style-name="P170">Table of Contents</text:p>
      <text:p text:style-name="P167"/>
      <text:p text:style-name="P10"><text:span text:style-name="T63">The manual will proceed </text:span><text:span text:style-name="T111">topically</text:span><text:span text:style-name="T63">, one subject at a time, </text:span><text:span text:style-name="T67">in an effort to follow the learning curve through White Orchard and beyond. Topics will be addressed in the following order:</text:span></text:p>
      <text:p text:style-name="P75"/>
      <text:list xml:id="list961457544" text:style-name="L2">
        <text:list-item>
          <text:p text:style-name="P184">Combat Controls</text:p>
        </text:list-item>
        <text:list-item>
          <text:p text:style-name="P185">Combat Concepts</text:p>
        </text:list-item>
        <text:list-item>
          <text:p text:style-name="P185">Exploration and Economy</text:p>
        </text:list-item>
        <text:list-item>
          <text:p text:style-name="P186">Alchemy and Crafting</text:p>
        </text:list-item>
        <text:list-item>
          <text:p text:style-name="P186">Signs and Talents</text:p>
        </text:list-item>
        <text:list-item>
          <text:p text:style-name="P186">Technical Information</text:p>
        </text:list-item>
      </text:list>
      <text:p text:style-name="P75"/>
      <text:p text:style-name="P170">Combat Controls</text:p>
      <text:p text:style-name="P167"/>
      <text:p text:style-name="P43"><text:span text:style-name="T118"><text:tab/></text:span><text:span text:style-name="T153">- </text:span><text:span text:style-name="T154">At</text:span><text:span text:style-name="T152">tack </text:span><text:span text:style-name="T155">Control</text:span></text:p>
      <text:p text:style-name="P11"><text:span text:style-name="T72">[</text:span><text:span text:style-name="T71">Note: </text:span><text:span text:style-name="T69">I</text:span><text:span text:style-name="T70">t is </text:span><text:span text:style-name="T113">strongly recommended</text:span><text:span text:style-name="T70"> that you unbind “</text:span><text:span text:style-name="T78">Modify Attack Type,</text:span><text:span text:style-name="T70">” which changes your attacks between light and heavy when held. </text:span><text:span text:style-name="T76">At the least, m</text:span><text:span text:style-name="T70">ove it </text:span><text:span text:style-name="T75">away </text:span><text:span text:style-name="T70">to an obscure, </text:span><text:span text:style-name="T75">unused</text:span><text:span text:style-name="T70"> key. Put “Heavy Attack” on an easily accessible key (recommended </text:span><text:span text:style-name="T71">binding</text:span><text:span text:style-name="T70">: Mouse 3).</text:span><text:span text:style-name="T72">]</text:span></text:p>
      <text:p text:style-name="P11"><text:span text:style-name="T137">T</text:span><text:span text:style-name="T136">he Witcher 3: Enhanced Edition</text:span><text:span text:style-name="T63"> is a skill-focused fighting game with an emphasis on player involvement and control. It uses </text:span><text:span text:style-name="T111">manual targeting</text:span><text:span text:style-name="T63"> to put every attack in the exact center of your screen. Move the camera to aim Geralt’s attacks, as if he were attacking towards a crosshair like in an aim-based shooting game. </text:span><text:span text:style-name="T68">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63">Geralt will take one step forward with every attack, instead of adapting to the distance to the target. To make him take another step forward, using the </text:span><text:span text:style-name="T111">medium distance modifier</text:span><text:span text:style-name="T63">, accessible in Options / Key Bindings (recommended </text:span><text:span text:style-name="T71">binding</text:span><text:span text:style-name="T63">: Left Control). </text:span><text:span text:style-name="T69">To make him run and pirouette forward, use the </text:span><text:span text:style-name="T112">long distance modifier</text:span><text:span text:style-name="T69">, accessible in Options / Key Bindings (recommended </text:span><text:span text:style-name="T71">binding</text:span><text:span text:style-name="T69">: Left Shift).</text:span></text:p>
      <text:p text:style-name="P76"/>
      <text:p text:style-name="P12"><text:span text:style-name="T69"><text:tab/></text:span><text:span text:style-name="T157">- </text:span><text:span text:style-name="T158">Attack Bending</text:span></text:p>
      <text:p text:style-name="P14"><text:span text:style-name="T69">B</text:span><text:span text:style-name="T63">ecause you have full control over how many steps forward Geralt takes when attacking, you are not limited to attacking the front face of every monster you fight. Use a medium or long attack to lunge past the </text:span><text:span text:style-name="T77">enemy’s</text:span><text:span text:style-name="T63"> face, then swing the camera around to bring your sword into its back.</text:span></text:p>
      <text:p text:style-name="P14"><text:span text:style-name="T73">If you master this technique, you can beat </text:span><text:span text:style-name="T74">shield-bearing enemies</text:span><text:span text:style-name="T73"> without blocks, counterattacks, or signs.</text:span></text:p>
      <text:p text:style-name="P77"/>
      <text:p text:style-name="P13"><text:soft-page-break/><text:span text:style-name="T73"><text:tab/></text:span><text:span text:style-name="T159">- Whirl and Rend</text:span></text:p>
      <text:p text:style-name="P15"><text:span text:style-name="T73">H</text:span><text:span text:style-name="T63">old light attack or heavy attack to trigger these. No talent upgrade is needed.</text:span></text:p>
      <text:p text:style-name="P78"/>
      <text:p text:style-name="P15"><text:span text:style-name="T63"><text:tab/></text:span><text:span text:style-name="T156">- Special Attacks</text:span></text:p>
      <text:p text:style-name="P16"><text:span text:style-name="T80">[Note: </text:span><text:span text:style-name="T63">In Options / Key Bindings is a button called “Parry / Counterattack.” We will call it the “Block” button for the rest of the guide. (Recommended binding: Mouse 2.)</text:span><text:span text:style-name="T80">]</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79"><text:tab/></text:span><text:span text:style-name="T160">- Block</text:span></text:p>
      <text:p text:style-name="P17"><text:span text:style-name="T79">W</text:span><text:span text:style-name="T63">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82">ous </text:span><text:span text:style-name="T63">spit of a cockatrice.</text:span></text:p>
      <text:p text:style-name="P18"><text:span text:style-name="T81">Every attack that hits your block has a chance to break your guard, deal damage, and stagger you. This chance is negligible when fighting small enemies with small weapons, like </text:span><text:span text:style-name="T83">wolves</text:span><text:span text:style-name="T81"> or one-handed swordsmen. Against big enemies or big weapons, like </text:span><text:span text:style-name="T85">two-handed axes </text:span><text:span text:style-name="T81">and </text:span><text:span text:style-name="T84">grave hags</text:span><text:span text:style-name="T81">, the stagger is practically guaranteed and blocking is not recommended. S</text:span><text:span text:style-name="T85">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63"><text:tab/></text:span><text:span text:style-name="T156">- </text:span><text:span text:style-name="T161">Counterattack</text:span></text:p>
      <text:p text:style-name="P20"><text:span text:style-name="T63">If you press the block key while facing an enemy who has just begun an attack, Geralt will evade the attack entire</text:span><text:span text:style-name="T86">ly</text:span><text:span text:style-name="T63"> and counter with a slash of his sword. </text:span><text:span text:style-name="T86">Every enemy </text:span><text:soft-page-break/><text:span text:style-name="T86">attack has a different timing window to score a counter, and many enemy attacks, particularly the heavy attacks, will deal partial damage to you even if you correctly time your counterattack.</text:span></text:p>
      <text:p text:style-name="P21"><text:span text:style-name="T63">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11">do not work</text:span><text:span text:style-name="T63"> against </text:span><text:span text:style-name="T108">most</text:span><text:span text:style-name="T63"> large enemies. You will get no benefit from trying them.</text:span></text:p>
      <text:p text:style-name="P22"><text:span text:style-name="T63">[January 21, 2019: Kicking some enemies, </text:span><text:span text:style-name="T136">e.g.</text:span><text:span text:style-name="T63"> ghouls, will cause them to dash backwards, pulling Geralt with them. There are no plans to fix this behavior.]</text:span></text:p>
      <text:p text:style-name="P82"/>
      <text:p text:style-name="P22"><text:span text:style-name="T63"><text:tab/></text:span><text:span text:style-name="T156">- </text:span><text:span text:style-name="T162">Dodge and Roll</text:span></text:p>
      <text:p text:style-name="P23"><text:span text:style-name="T63">When you press the dodge key by itself, Geralt will take a step back. Combine it with direction keys (Default: W, A, S, D) to choose a dodge direction. The same applies to the roll button. While Geralt plays one of these animations, he is </text:span><text:span text:style-name="T111">dodging</text:span><text:span text:style-name="T63">.</text:span></text:p>
      <text:p text:style-name="P23"><text:span text:style-name="T63">Every enemy attack has an invisible cone called the </text:span><text:span text:style-name="T111">safe dodge angle</text:span><text:span text:style-name="T63">,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63">It is entirely possible and often recommended to evade enemy attacks simply by walking or sprinting to the correct location, without using a dodge at all. This enables you to resume attacking immediately, </text:span><text:span text:style-name="T87">whereas</text:span><text:span text:style-name="T63"> pressing the dodge key requires that the dodge animation complete before new inputs are accepted.</text:span></text:p>
      <text:p text:style-name="P83"/>
      <text:p text:style-name="P24"><text:span text:style-name="T63"><text:tab/></text:span><text:span text:style-name="T163">-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63"><text:tab/></text:span><text:span text:style-name="T156">- </text:span><text:span text:style-name="T164">Sign Casting</text:span></text:p>
      <text:p text:style-name="P26"><text:span text:style-name="T63">By default, Geralt now immediately casts the sign you select (unless you select it from the radial menu), removing the need for the “Cast Sign” button </text:span><text:span text:style-name="T88">(which is still present)</text:span><text:span text:style-name="T63">. You can also hold the sign selection keys to access alternate sign modes, just as you would hold the “Cast Sign” key.</text:span></text:p>
      <text:p text:style-name="P85"/>
      <text:p text:style-name="P26"><text:span text:style-name="T63"><text:tab/></text:span><text:span text:style-name="T174">- Crossbows</text:span></text:p>
      <text:p text:style-name="P134">Crossbows do not have a damage rating. They deal damage corresponding to Geralt’s attack power statistic and the damage rating of the bolts you fire. They do not fire when empty. They <text:span text:style-name="T216">deal the same damage underwater as on land, </text:span>and do not knock large flying creatures to the ground. Their best use is to apply damaging status effects to large enemies before closing to fighting distance.</text:p>
      <text:p text:style-name="P135">To cancel a crossbow shot, draw or sheathe a sword, or press dodge or roll.</text:p>
      <text:p text:style-name="P171">Combat Concepts</text:p>
      <text:p text:style-name="P164"/>
      <text:p text:style-name="P26"><text:span text:style-name="T63"><text:tab/></text:span><text:span text:style-name="T156">- </text:span><text:span text:style-name="T165">Vitality</text:span></text:p>
      <text:p text:style-name="P28"><text:span text:style-name="T63">Geralt’s health bar appears in red. </text:span><text:span text:style-name="T90">If it’s not there and you want to see it, press [f10] to toggle </text:span><text:span text:style-name="T139">Friendly HUD</text:span><text:span text:style-name="T90">. </text:span><text:span text:style-name="T63">When it empties to 0 points, he dies. As he takes damage, Geralt slows down and becomes easier to stagger and push around. </text:span><text:span text:style-name="T89">Unlike in some games, where your character is alive and well with 1 health and every point on top of this is simply a safety buffer, </text:span><text:span text:style-name="T138">Enhanced Edition</text:span><text:span text:style-name="T89"> puts a focus on </text:span><text:span text:style-name="T114">managing your entire health bar</text:span><text:span text:style-name="T89"> as a single resource.</text:span></text:p>
      <text:p text:style-name="P87">Consuming food and drinks is the easiest way to get your vitality back. Geralt can only benefit from one food item and one drink item at a time, and they have an extensive duration. <text:span text:style-name="T232">Drinks also grant stamina regeneration while they are active. </text:span><text:span text:style-name="T27">The vitality regeneration of both food and drink is paused during combat</text:span><text:span text:style-name="T232">,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6"/>
      <text:p text:style-name="P29"><text:span text:style-name="T63"><text:tab/></text:span><text:span text:style-name="T156">- </text:span><text:span text:style-name="T166">Stamina</text:span></text:p>
      <text:p text:style-name="P30"><text:span text:style-name="T63">The stamina half-wheel wraps around the bottom of Geralt’s wolf medallion, in the upper left of the screen. </text:span><text:span text:style-name="T91">It regenerates rapidly over time. Every attack, block, and dodge costs stamina. Every action also starts a short timer called “stamina lockout” – and you don’t regenerate any stamina until the timer elapses.</text:span></text:p>
      <text:p text:style-name="P30"><text:span text:style-name="T92">As you lose stamina, Geralt’s movements slow down and</text:span><text:span text:style-name="T91"> </text:span><text:span text:style-name="T92">his attack damage is reduced, down to a minimum of 60% of his full damage. While the stamina bar is empty, attacks are severely slowed and blocks are only partially effective. </text:span><text:span text:style-name="T93">It is important that you budget your actions and avoid swinging your sword at thin air.</text:span></text:p>
      <text:p text:style-name="P88"/>
      <text:p text:style-name="P30"><text:soft-page-break/><text:span text:style-name="T93"><text:tab/></text:span><text:span text:style-name="T167">- </text:span><text:span text:style-name="T168">Vigor</text:span></text:p>
      <text:p text:style-name="P33"><text:span text:style-name="T93">T</text:span><text:span text:style-name="T63">he red half-wheel on the left of the wolf medallion is Vigor. </text:span><text:span text:style-name="T94">Every sign you cast </text:span><text:span text:style-name="T97">in its standard mode</text:span><text:span text:style-name="T94"> costs one </text:span><text:span text:style-name="T115">vigor point</text:span><text:span text:style-name="T94">, or one-third of the full bar. Every point of vigor missing from your bar reduces your damage by 10%, down to a minimum of 70% of full damage when all vigor has been spent.</text:span></text:p>
      <text:p text:style-name="P33"><text:span text:style-name="T94">C</text:span><text:span text:style-name="T95">asting a sign imposes 1 second of “vigor lockout,” during which you regenerate no vigor. Wearing a Quen shield also impedes vigor regeneration, bring</text:span><text:span text:style-name="T96">ing</text:span><text:span text:style-name="T95"> it down to half speed.</text:span></text:p>
      <text:p text:style-name="P34"><text:span text:style-name="T95">T</text:span><text:span text:style-name="T63">he alternate modes of Aard, Yrden, and Axii cost one point of vigor. Alt-</text:span><text:span text:style-name="T98">I</text:span><text:span text:style-name="T63">gni costs vigor continuously while cast</text:span><text:span text:style-name="T105">ing</text:span><text:span text:style-name="T63">. Alt-Quen costs </text:span><text:span text:style-name="T104">some </text:span><text:span text:style-name="T63">vigor per hit that it blocks.</text:span></text:p>
      <text:p text:style-name="P89"/>
      <text:p text:style-name="P34"><text:span text:style-name="T63"><text:tab/></text:span><text:span text:style-name="T156">- </text:span><text:span text:style-name="T169">Toxicity</text:span></text:p>
      <text:p text:style-name="P35"><text:span text:style-name="T63">Below the health bar is a bar with a skull at one end. This bar fills up bright green with </text:span><text:span text:style-name="T111">toxicity points</text:span><text:span text:style-name="T63">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99">The safe threshold is elevated while meditating (see Alchemy and Crafting).</text:span></text:p>
      <text:p text:style-name="P36"><text:span text:style-name="T63">Toxicity constantly “clears” down to 0 at a slow rate, starting </text:span><text:span text:style-name="T111">as soon as you drink a potion</text:span><text:span text:style-name="T63"> or decoction. The clearing process accelerates when the corresponding alchemy effect has faded away.</text:span></text:p>
      <text:p text:style-name="P90"/>
      <text:p text:style-name="P36"><text:span text:style-name="T63"><text:tab/></text:span><text:span text:style-name="T156">- </text:span><text:span text:style-name="T170">Adrenaline</text:span></text:p>
      <text:p text:style-name="P147"><text:span text:style-name="T136">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36">are partially impeded while Geralt is at low vitality. </text:span><text:span text:style-name="T140">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21, 2019: Adrenaline points also increase the damage you take from bleeding, up to 100%, and apply up to a 15% time slowdown effect.]</text:p>
      <text:p text:style-name="P91"/>
      <text:p text:style-name="P37"><text:span text:style-name="T63"><text:tab/></text:span><text:span text:style-name="T156">- </text:span><text:span text:style-name="T171">Poise</text:span></text:p>
      <text:p text:style-name="P38"><text:span text:style-name="T63">Poise is granted by the armor you wear. Heavier armor </text:span><text:span text:style-name="T100">applies</text:span><text:span text:style-name="T63"> significantly more than light. You lose poise while at low vitality, and you gain a multiplier to your poise while performing an animation: +20% while sprinting, +30% while attacking, and more.</text:span></text:p>
      <text:p text:style-name="P38"><text:span text:style-name="T63">Every point of poise gives you 1% chance to resist the stagger caused by </text:span><text:span text:style-name="T111">any attack you could block</text:span><text:span text:style-name="T63">. Once your poise reaches 110, you gain the ability to resist unblockable staggers as well.</text:span></text:p>
      <text:p text:style-name="P93"/>
      <text:p text:style-name="P38"><text:span text:style-name="T63"><text:tab/></text:span><text:span text:style-name="T172">- Injuries</text:span></text:p>
      <text:p text:style-name="P39"><text:span text:style-name="T63">Every attack that hits its target full-on (no grazes, no blocks) has a 2% chance to injure its victim, including Geralt. The second swing of the special heavy attack </text:span><text:span text:style-name="T101">(see Combat Controls) </text:span><text:span text:style-name="T102">comes with a guaranteed injury if both halves of the swing connected</text:span><text:span text:style-name="T63">. </text:span><text:span text:style-name="T102">Injuries are randomly selected from a list of possibilities, minus the parts of the body that are already injured – no doubling up. Additionally, </text:span><text:span text:style-name="T103">injuries have reduced chance to stack; the more injuries on a victim, the lower their chance of picking up a new one.</text:span></text:p>
      <text:list xml:id="list4105650156" text:style-name="L3">
        <text:list-item>
          <text:p text:style-name="P187">Limb (arm, leg, wing) injuries cause immense pain when moving. Leg injuries give the victim a chance to stagger whenever they try to dodge; arm and wing injuries stagger on attacks.</text:p>
        </text:list-item>
        <text:list-item>
          <text:p text:style-name="P187">Chest and spine injuries apply 5 stacks of bleeding immediately. Spine injuries increase the damage the victim takes from behind.</text:p>
        </text:list-item>
        <text:list-item>
          <text:p text:style-name="P187"><text:soft-page-break/>Head injuries briefly blind the victim and thereafter inhibit their stamina regeneration.</text:p>
        </text:list-item>
      </text:list>
      <text:p text:style-name="P94">Injuries remain until the victim is restored to full health, and are then removed.</text:p>
      <text:p text:style-name="P94"/>
      <text:p text:style-name="P40"><text:span text:style-name="T63"><text:tab/></text:span><text:span text:style-name="T156">-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 a killmove, you regain 20 stamina and you gain 10 adrenaline (instead of the normal 5 for killing an enemy).</text:p>
      <text:p text:style-name="P94">If you killmove the last enemy in a fight, it will play in slow motion.</text:p>
      <text:p text:style-name="P94"/>
      <text:p text:style-name="P40"><text:span text:style-name="T63"><text:tab/></text:span><text:span text:style-name="T173">- Status Effects</text:span></text:p>
      <text:p text:style-name="P62">Attacks can cause you to bleed, venomous attacks poison you, and standing in <text:span text:style-name="T255">campfires lights you on fire</text:span>. Debuffs like these appear with red icons below your vitality bar. If the icon has a number on it, that means the effect can be stacked on top of itself for greater effect. If it doesn’t have a number, it can’t stack, so you’re safe from the effect as long as <text:span text:style-name="T256">it’s already killing you</text:span>. <text:span text:style-name="T256">The best kind of safety.</text:span></text:p>
      <text:p text:style-name="P95">Drink Swallow or White Raffard’s Decoction to make bleed stacks go away faster, and mind that poison stacks give you toxicity points.</text:p>
      <text:p text:style-name="P173">Exploration and Economy</text:p>
      <text:p text:style-name="P163"/>
      <text:p text:style-name="P63"><text:span text:style-name="T135"><text:tab/></text:span><text:span text:style-name="T176">- </text:span><text:span text:style-name="T177">Geralt’s Inventory</text:span></text:p>
      <text:p text:style-name="P64"><text:span text:style-name="T135">Geralt can carry up to 75 unnamed “units” of weight, beyond which he loses the ability to move faster than a walk. </text:span><text:span text:style-name="T142">Every item has a weight, even the coins in your pocket and the quest items the game forbids you from dropping. The inventory screen only displays values down to the hundredths (0.01), so if an item does not appear to have weight, </text:span><text:span text:style-name="T143">you will see it when you have more of them.</text:span></text:p>
      <text:p text:style-name="P65"><text:span text:style-name="T148">Y</text:span><text:span text:style-name="T147">ou cannot open your inventory screen </text:span><text:span text:style-name="T149">or eat food </text:span><text:span text:style-name="T147">during combat. </text:span><text:span text:style-name="T135">In the lower left of the screen are your 8 quick access slots, </text:span><text:span text:style-name="T146">displayed</text:span><text:span text:style-name="T135"> </text:span><text:span text:style-name="T146">in 2 columns of 4 rows</text:span><text:span text:style-name="T135">. If you cannot see them, open the radial menu ([Tab] by default) or toggle </text:span><text:span text:style-name="T4">Friendly HUD</text:span><text:span text:style-name="T135"> with [f10].</text:span><text:span text:style-name="T144">Tap a quick item key to </text:span><text:span text:style-name="T145">use</text:span><text:span text:style-name="T144"> a corresponding item from the left column. Hold that key to </text:span><text:span text:style-name="T145">use</text:span><text:span text:style-name="T144"> the item in the right column.</text:span></text:p>
      <text:p text:style-name="P96"/>
      <text:p text:style-name="P65"><text:span text:style-name="T144"><text:tab/></text:span><text:span text:style-name="T178">- </text:span><text:span text:style-name="T179">Roach’s Inventory</text:span></text:p>
      <text:p text:style-name="P66"><text:span text:style-name="T144">P</text:span><text:span text:style-name="T135">ress [P] while near your horse to open her saddlebags. You can also access this “stash” by visiting one of the large chests in:</text:span></text:p>
      <text:list xml:id="list3533246382" text:style-name="L4">
        <text:list-item>
          <text:p text:style-name="P188">The Inn, White Orchard</text:p>
        </text:list-item>
        <text:list-item>
          <text:p text:style-name="P188">The downstairs bedroom across from the kitchen, Crow’s Perch, Velen</text:p>
        </text:list-item>
        <text:list-item>
          <text:p text:style-name="P188">The Rosemary and Thyme, Novigrad</text:p>
        </text:list-item>
        <text:list-item>
          <text:p text:style-name="P188">New Port Inn, Kaer Trolde, Skellige</text:p>
        </text:list-item>
        <text:list-item>
          <text:p text:style-name="P188">Master Bedroom, Corvo Bianco, Toussaint</text:p>
        </text:list-item>
      </text:list>
      <text:p text:style-name="P67"><text:span text:style-name="T135">The saddlebags hold up to 250 units and will not allow you to put in more, but you can increase this number by equipping saddlebag items in the appropriate slot </text:span><text:span text:style-name="T150">in Geralt’s inventory screen</text:span><text:span text:style-name="T135">.</text:span></text:p>
      <text:p text:style-name="P97">While haggling with merchants, press [U] to sell from the contents of your saddlebags, regardless of proximity to Roach. You also have access to the stash while meditating, regardless of Roach’s location.</text:p>
      <text:p text:style-name="P97"><text:soft-page-break/></text:p>
      <text:p text:style-name="P67"><text:span text:style-name="T135"><text:tab/></text:span><text:span text:style-name="T176">- </text:span><text:span text:style-name="T180">Area Looting</text:span></text:p>
      <text:p text:style-name="P98">When Geralt opens a container, dead body, or herb container, he will also check other nearby objects of the same type. Their contents will be displayed in the same loot window, listed below the contents of the central container.</text:p>
      <text:p text:style-name="P98"/>
      <text:p text:style-name="P68"><text:span text:style-name="T135"><text:tab/></text:span><text:span text:style-name="T176">- Missing Loot</text:span></text:p>
      <text:p text:style-name="P41"><text:span text:style-name="T29">Enhanced Edition</text:span><text:span text:style-name="T57">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9"><text:span text:style-name="T135">The script should specifically avoid hiding quest-related chests and chests with rare items in them, but </text:span><text:span text:style-name="T147">it is known to prevent players from grabbing “validation chests,”</text:span><text:span text:style-name="T135">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99"/>
      <text:p text:style-name="P69"><text:span text:style-name="T135"><text:tab/></text:span><text:span text:style-name="T176">- </text:span><text:span text:style-name="T181">Prices</text:span></text:p>
      <text:p text:style-name="P100">The selling and buying prices of every item in the game have been tuned, greatly increasing the value of the Novigrad Crown and greatly decreasing the value of the miscellaneous items that you might try to sell to local merchants.</text:p>
      <text:p text:style-name="P70"><text:span text:style-name="T135">For more information, see the </text:span><text:a xlink:type="simple" xlink:href="https://www.nexusmods.com/witcher3/mods/2522" text:style-name="Internet_20_link" text:visited-style-name="Visited_20_Internet_20_Link">description</text:a><text:span text:style-name="T135"> of the </text:span><text:span text:style-name="T4">Lore-Friendly Economy</text:span><text:span text:style-name="T135"> mod.</text:span></text:p>
      <text:p text:style-name="P102"/>
      <text:p text:style-name="P71"><text:span text:style-name="T135"><text:tab/></text:span><text:span text:style-name="T176">- Night Sight</text:span></text:p>
      <text:p text:style-name="P102">Press night sight (Mouse 4 by default) to toggle night vision. <text:span text:style-name="T196">The Cat potion has been given a new effect.</text:span></text:p>
      <text:p text:style-name="P102"/>
      <text:p text:style-name="P70"><text:soft-page-break/><text:span text:style-name="T135"><text:tab/></text:span><text:span text:style-name="T176">- Monster Trophies</text:span></text:p>
      <text:p text:style-name="P101">Their only function is to be worn for display or to be sold to merchants.</text:p>
      <text:p text:style-name="P101"/>
      <text:p text:style-name="P70"><text:span text:style-name="T135"><text:tab/></text:span><text:span text:style-name="T176">-</text:span><text:span text:style-name="T182"> Rare Gear</text:span></text:p>
      <text:p text:style-name="P72"><text:span text:style-name="T135">Every piece of gear is sorted into a tier of quality, from common to relic, with a special tier for gear made expressly for witchers. Named relic weapons like Gven’nel and The Harpy have been hand-placed in the world so that duplicates of them cannot be found. Their bonuses have also been made unique so that each </text:span><text:span text:style-name="T151">sword</text:span><text:span text:style-name="T135"> has a time and a place where it is the correct choice.</text:span></text:p>
      <text:p text:style-name="P103"/>
      <text:p text:style-name="P72"><text:span text:style-name="T135"><text:tab/></text:span><text:span text:style-name="T176">- </text:span><text:span text:style-name="T183">Weapon Choices</text:span></text:p>
      <text:p text:style-name="P44"><text:span text:style-name="T119">Geralt can </text:span><text:span text:style-name="T117">wield two-handed axes and maces, but cannot use attack distance modifiers with them. </text:span><text:span text:style-name="T120">Top-tier blacksmiths can now make witcher-quality versions of these heavy weapons to go with your witcher gear sets.</text:span></text:p>
      <text:p text:style-name="P45"><text:span text:style-name="T120">D</text:span><text:span text:style-name="T117">amage types have been reworked (see </text:span><text:span text:style-name="T121">Technical Information), so that only supernatural opponents like werewolves and wraiths require a silver blade to kill. </text:span><text:span text:style-name="T122">Silver blades are now much softer and steel blades are now harder; they will require a corresponding amount of maintenance.</text:span></text:p>
      <text:p text:style-name="P104"/>
      <text:p text:style-name="P45"><text:span text:style-name="T122"><text:tab/></text:span><text:span text:style-name="T185">- </text:span><text:span text:style-name="T186">Item </text:span><text:span text:style-name="T187">Enhancement</text:span></text:p>
      <text:p text:style-name="P46"><text:span text:style-name="T117">[</text:span><text:span text:style-name="T122">J</text:span><text:span text:style-name="T117">anuary 21, 2019: In an upcoming release, grindstones and workbenches apply charges to your weapons and armor that are consumed on dealing or taking hits. Until the charges are depleted, your equipment will not degrade.]</text:span></text:p>
      <text:p text:style-name="P105"/>
      <text:p text:style-name="P46"><text:span text:style-name="T117"><text:tab/></text:span><text:span text:style-name="T184">- </text:span><text:span text:style-name="T188">Deleveling</text:span></text:p>
      <text:p text:style-name="P48"><text:span text:style-name="T111">Character and item levels have been removed from the game.</text:span><text:span text:style-name="T117"> The portions of the display for indicating experience progression, </text:span><text:span text:style-name="T126">recommended character levels for quests,</text:span><text:span text:style-name="T117"> and enemy levels in combat have been removed. </text:span><text:span text:style-name="T125">All weapons and armor can be </text:span><text:soft-page-break/><text:span text:style-name="T125">equipped immediately </text:span><text:span text:style-name="T128">when found or crafted</text:span><text:span text:style-name="T125">. </text:span><text:span text:style-name="T127">As a consequence, t</text:span><text:span text:style-name="T126">he “Wolven Hour” potion now does nothing.</text:span></text:p>
      <text:p text:style-name="P47"><text:span text:style-name="T123">Instead, enemy variance is generated when </text:span><text:span text:style-name="T124">they </text:span><text:span text:style-name="T123">spawn: every enemy gets plus or minus up to 10% of their </text:span><text:span text:style-name="T124">base </text:span><text:span text:style-name="T123">damage, health, or poise.</text:span></text:p>
      <text:p text:style-name="P49"><text:span text:style-name="T123">E</text:span><text:span text:style-name="T117">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6">Scenarios where an elite piece of light armor outclasses an underleveled heavy armor set have been eliminated, and replaced with an environment that encourages you to stick to a light, medium, or heavy fighting style.</text:p>
      <text:p text:style-name="P107">Geralt’s level has been removed as well. You can still upgrade his skills with skill points (see Signs and Talents), but his health, stamina, and other resource pools will not grow naturally over time.</text:p>
      <text:p text:style-name="P172">Alchemy and Crafting</text:p>
      <text:p text:style-name="P165"/>
      <text:p text:style-name="P107"><text:tab/><text:span text:style-name="T197">- </text:span><text:span text:style-name="T198">Meditation</text:span></text:p>
      <text:p text:style-name="P109">Meditation is an integral part of a witcher’s routine. You must be meditating to repair your weapons and armor, spend skill points, equip mutagens, or perform alchemy.</text:p>
      <text:p text:style-name="P110">Press [N] to meditate. If there is a fire nearby, Geralt will kneel facing it. If he does not detect a nearby fire, he will light one, spending wood from your inventory. If no wood is available, he will not make a fire. If you do not wish to spend the wood <text:span text:style-name="T211">you have</text:span>, hold [N] to kneel down without building a fire. <text:span text:style-name="T212">Any time Geralt meditates at a fire, he will automatically whistle for Roach; this is a holdover feature from previous versions, where saddlebag proximity was required for stash access while performing alchemy.</text:span></text:p>
      <text:p text:style-name="P119">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1">While you meditate, your safe toxicity threshold <text:span text:style-name="T244">is elevated</text:span> by 20% of your maximum toxicity, and your toxicity points clear faster.</text:p>
      <text:p text:style-name="P111"/>
      <text:p text:style-name="P111"><text:tab/><text:span text:style-name="T197">- </text:span><text:span text:style-name="T199">Crafting</text:span></text:p>
      <text:p text:style-name="P112">To make an item in <text:span text:style-name="T5">The Witcher 3: Wild Hunt</text:span>, you <text:span text:style-name="T214">find the entry for the item you wish to make in a drop-down menu, then click on it to view its ingredients. Fill </text:span>each of <text:span text:style-name="T214">the product item’s</text:span> ingredient slots with an appropriate item, then fuse them with a button press. <text:span text:style-name="T213">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213">ingredient requirements, specifically alchemy ingredients, can be satisfied with more than one available item. To switch between eligible ingredients, click on them in the crafting interface and </text:span><text:span text:style-name="T24">use the up and down arrow keys or mousewheel</text:span><text:span text:style-name="T213">.</text:span></text:p>
      <text:p text:style-name="P112"/>
      <text:p text:style-name="P112"><text:tab/><text:span text:style-name="T197">- </text:span><text:span text:style-name="T200">Dismantling</text:span></text:p>
      <text:p text:style-name="P113">Many <text:span text:style-name="T215">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3"/>
      <text:p text:style-name="P113"><text:tab/><text:span text:style-name="T197">- </text:span><text:span text:style-name="T201">Cooking Recipes</text:span></text:p>
      <text:p text:style-name="P50">Enhanced Edition<text:span text:style-name="T33"> adds cooking recipes, purchasable from innkeepers. </text:span><text:span text:style-name="T34">Food can now be combined and improved into higher quality, lower weight food items.</text:span></text:p>
      <text:p text:style-name="P120"/>
      <text:p text:style-name="P50"><text:span text:style-name="T34"><text:tab/></text:span><text:span text:style-name="T207">- Alchemy Recipes</text:span></text:p>
      <text:p text:style-name="P51"><text:span text:style-name="T34">A</text:span><text:span text:style-name="T33">lchemy recipes in </text:span>Enhanced Edition<text:span text:style-name="T33"> require you to </text:span><text:span text:style-name="T129">mix “primary substances” into “bases”</text:span><text:span text:style-name="T33"> to create products. Blade oils use various greases as their base, bombs can be made with a variety of powders, and potions and decoctions require alcohol.</text:span></text:p>
      <text:p text:style-name="P52"><text:span text:style-name="T33">For example, Swallow, the basic healing potion, is made of an alcoholic base and the three primary substances</text:span> aether<text:span text:style-name="T33">, </text:span>rebis<text:span text:style-name="T33">, and </text:span>vitriol<text:span text:style-name="T33">. You will also need an empty bottle in which to put the potion. </text:span><text:span text:style-name="T36">(You get empty bottles by consuming alcohol, </text:span><text:span text:style-name="T37">which happens naturally when you brew potions</text:span><text:span text:style-name="T36">. You won’t run out.)</text:span></text:p>
      <text:p text:style-name="P121">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21"><text:soft-page-break/></text:p>
      <text:p text:style-name="P53"><text:span text:style-name="T33"><text:tab/></text:span><text:span text:style-name="T208">- Primary Substances</text:span></text:p>
      <text:p text:style-name="P54"><text:span text:style-name="T33">An item is an alchemy ingredient if it is a base or if it contains one of the six primary substances: </text:span>aether<text:span text:style-name="T33">, </text:span>hydragenum<text:span text:style-name="T33">, </text:span>rebis<text:span text:style-name="T33">, </text:span>quebrith<text:span text:style-name="T33">, </text:span>vermilion<text:span text:style-name="T33">, and </text:span>vitriol<text:span text:style-name="T33">. </text:span><text:span text:style-name="T55">Every alchemy recipe requires at least </text:span><text:span text:style-name="T56">one</text:span><text:span text:style-name="T55"> “unit” of a primary substance. Some recipes require multiple primary substances in differing amounts, but no recipe requires that a primary substance be added twice.</text:span></text:p>
      <text:p text:style-name="P122"/>
      <text:p text:style-name="P54"><text:span text:style-name="T35"><text:tab/></text:span><text:span text:style-name="T209">- </text:span><text:span text:style-name="T210">Secondary Substances</text:span></text:p>
      <text:p text:style-name="P145">Some alchemy ingredients <text:span text:style-name="T217">contain one of the three secondary substances, </text:span><text:span text:style-name="T6">nigredo</text:span><text:span text:style-name="T217">, </text:span><text:span text:style-name="T6">albedo</text:span><text:span text:style-name="T217">, and </text:span><text:span text:style-name="T6">rubedo</text:span><text:span text:style-name="T217">. If you line up ingredients for your potion (and only potions) t</text:span><text:span text:style-name="T220">hat </text:span><text:span text:style-name="T28">all cont</text:span><text:span text:style-name="T26">ain the same secondary substance</text:span><text:span text:style-name="T217">,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46">The <text:span text:style-name="T5">nigredo</text:span> buff grants you 10% bonus damage. <text:span text:style-name="T218">The </text:span><text:span text:style-name="T7">albedo</text:span><text:span text:style-name="T218"> buff reduces all toxicity points you would gain by 20% until it expires, including on the potion that applies the buff. The </text:span><text:span text:style-name="T7">rubedo</text:span><text:span text:style-name="T218"> buff heals you 0.3% of your maximum vitality every second.</text:span></text:p>
      <text:p text:style-name="P123">Secondary substances disappear from an ingredient when you distill it into a pure sample of primary substance.</text:p>
      <text:p text:style-name="P114"/>
      <text:p text:style-name="P114"><text:tab/><text:span text:style-name="T197">- </text:span><text:span text:style-name="T206">Ingredient Quantity</text:span></text:p>
      <text:p text:style-name="P143">Every base and alchemical substance has a qua<text:span text:style-name="T259">nti</text:span>ty rating of 1, 2, or <text:span text:style-name="T259">4</text:span>. <text:span text:style-name="T259">Each ingredient provides a number of recipe units equal to its quantity rating.</text:span></text:p>
      <text:p text:style-name="P143">Every alchemical recipe requires <text:span text:style-name="T259">4</text:span> units of its <text:span text:style-name="T258">corresponding</text:span> base <text:span text:style-name="T258">type (oil, powder, or alcohol)</text:span>, meaning that 2 copies of a qua<text:span text:style-name="T259">nti</text:span>ty 2 base will fulfill the requirement, <text:span text:style-name="T258">as will 4 copies of a 1-quantity base or 1 copy of a 4-quantity base. Ingredients cannot be mixed in a recipe slot, forbidding the use of 2 of one and 1 of another.</text:span></text:p>
      <text:p text:style-name="P144"><text:soft-page-break/>Alcoholic bases are described as “weak,” “strong,” or “pure,” corresponding to quantity scores of 2, <text:span text:style-name="T260">4,</text:span> and <text:span text:style-name="T260">4</text:span>, respectively. Oil bases are<text:span text:style-name="T261"> </text:span>“low,” “standard,” and “high quality”, also corresponding to quantity scores of 2, <text:span text:style-name="T260">4</text:span>, and <text:span text:style-name="T260">4</text:span>. Powder bases are also “low,” “standard,” and “high quality,” but these match up with quantity scores of 1, 2, and <text:span text:style-name="T260">4</text:span>, different from the other bases.</text:p>
      <text:p text:style-name="P144">Other ingredients are described as “low/weak,” “moderate,” or “rich” sources of their corresponding primary substance, indicating their status as 1, 2, or <text:span text:style-name="T260">4</text:span> quantity ingredients, respectively.</text:p>
      <text:p text:style-name="P144">[January 23, 2019: Discussion is ongoing about standardizing this terminology.]</text:p>
      <text:p text:style-name="P114"/>
      <text:p text:style-name="P114"><text:tab/><text:span text:style-name="T197">- </text:span><text:span text:style-name="T202">Ingredient Quality</text:span></text:p>
      <text:p text:style-name="P115">Every ingredient in an alchemy recipe, excepting the miscellaneous ingredients like silver ore and empty bottles, has a “<text:span text:style-name="T254">quality”</text:span> <text:span text:style-name="T219">rating between 1 and 5. When you brew, the average quality of your ingredients is calculated to determine the quality of your finished product. Averages greater than or equal to two, but less than three, result in an </text:span><text:span text:style-name="T25">enhanced</text:span><text:span text:style-name="T219"> product. Averages of three or greater produce </text:span><text:span text:style-name="T25">superior</text:span><text:span text:style-name="T219"> product.</text:span></text:p>
      <text:p text:style-name="P116">There are no separate recipes for creating enhanced or superior product.</text:p>
      <text:p text:style-name="P117"><text:span text:style-name="T257">Alcoholic bases are described as “weak,” “strong,” or “pure,” corresponding to quality scores of 1, 2, and 3. Oil and bomb bases use the terms “low quality,” “standard quality,” and “high quality.” Other i</text:span>ngredients will describe themselves as <text:span text:style-name="T257">containing</text:span> “contaminated,” “quality,” or “pure,” <text:span text:style-name="T257">primary substances, corresponding to quality scores of 1, 2, and 3. Some exceedingly rare items may have quality ratings of 4 or 5.</text:span></text:p>
      <text:p text:style-name="P141">[January 23, 2019: Only the Bottomless Carafe has a rating of 4; nothing is rated 5.]</text:p>
      <text:p text:style-name="P117"/>
      <text:p text:style-name="P117"><text:tab/><text:span text:style-name="T197">- </text:span><text:span text:style-name="T205">Potions</text:span></text:p>
      <text:p text:style-name="P133">Potions have a non-optional drinking animation. Do not expect to be able to consume a potion while under immediate pressure.</text:p>
      <text:p text:style-name="P117"/>
      <text:p text:style-name="P117"><text:soft-page-break/><text:tab/><text:span text:style-name="T197">-</text:span><text:span text:style-name="T203"> Oils</text:span></text:p>
      <text:p text:style-name="P131">Any oil can be applied to any <text:span text:style-name="T245">melee weapon</text:span>. When you exit the inventory screen after applying an oil, Geralt will play an animation running his hand down the length of his weapon on both sides. <text:span text:style-name="T233">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42">Oils will remain on a blade indefinitely if it is not drawn, including when it’s unequipped or stashed.</text:p>
      <text:p text:style-name="P130"/>
      <text:p text:style-name="P130"><text:tab/><text:span text:style-name="T197">- </text:span><text:span text:style-name="T204">Bombs</text:span></text:p>
      <text:p text:style-name="P132">While you hold the key to throw a bomb, a bright white spot will appear on the ground where your bomb will land. (The indicator’s color is affected by ambient lighting.) <text:span text:style-name="T235">On key release, </text:span>Geralt throws <text:span text:style-name="T251">the prepared bomb</text:span> in a line <text:span text:style-name="T252">to</text:span> the target with minimal arcing, resulting in fast travel times and immediate <text:span text:style-name="T234">explosions</text:span>. <text:span text:style-name="T235">To cancel a bomb throw, draw or sheathe a sword, or press dodge or roll.</text:span></text:p>
      <text:p text:style-name="P174">Signs and Talents</text:p>
      <text:p text:style-name="P117"/>
      <text:p text:style-name="P117"><text:tab/><text:span text:style-name="T221">- </text:span><text:span text:style-name="T222">Aard</text:span></text:p>
      <text:p text:style-name="P42"><text:span text:style-name="T59">A</text:span><text:span text:style-name="T57">ard is the sign of air. Use it to put out fires, give enemies a push, and deal a burst of damage to them. </text:span><text:span text:style-name="T61">U</text:span><text:span text:style-name="T57">se it underwater to create a shockwave that will crush anything in front of you.</text:span><text:span text:style-name="T60"> You can upgrade it to unlock its alternate mode: hold the cast button for half a second to hit everything in a circle around you, instead of the cone in front of you. Alternate Aard does half damage </text:span><text:span text:style-name="T61">and has 60% of base Aard’s knockdown chance.</text:span></text:p>
      <text:p text:style-name="P118"/>
      <text:p text:style-name="P118"><text:tab/><text:span text:style-name="T221">- </text:span><text:span text:style-name="T223">Igni</text:span></text:p>
      <text:p text:style-name="P55"><text:span text:style-name="T33">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8">Its alternate mode fires a continuous stream that slows enemies.</text:span></text:p>
      <text:p text:style-name="P124"/>
      <text:p text:style-name="P55"><text:span text:style-name="T38"><text:tab/></text:span><text:span text:style-name="T224">- Yrden</text:span></text:p>
      <text:p text:style-name="P55"><text:span text:style-name="T38">The “fifth element,” Yrden represents an unknown force. Cast it to create a </text:span><text:span text:style-name="T39">temporary circle on the ground that </text:span><text:span text:style-name="T131">slows everyone in it, including Geralt</text:span><text:span text:style-name="T39">. Enemies in the circle </text:span><text:span text:style-name="T43">receive a burst of damage every 0.9-1.1 seconds (</text:span><text:span text:style-name="T44">the timer is</text:span><text:span text:style-name="T43"> separate for each enemy)</text:span><text:span text:style-name="T39">, and </text:span><text:span text:style-name="T43">enemies who take three pulses of the damage are snared (more ticks may be required based on the enemy’s slow resistance)</text:span><text:span text:style-name="T39">. Upgrade the sign to unlock its alternate mode, which creates a single rune that fires slowing blasts at enemies who go near it and destroys passing enemy projectiles.</text:span></text:p>
      <text:p text:style-name="P125"/>
      <text:p text:style-name="P55"><text:span text:style-name="T39"><text:tab/></text:span><text:span text:style-name="T225">-</text:span><text:span text:style-name="T226"> Quen</text:span></text:p>
      <text:p text:style-name="P56"><text:span text:style-name="T47">Quen is the sign of earth. </text:span><text:span text:style-name="T42">When cast, it </text:span><text:span text:style-name="T40">create</text:span><text:span text:style-name="T42">s</text:span><text:span text:style-name="T40"> a layer of </text:span><text:span text:style-name="T41">electric </text:span><text:span text:style-name="T40">force that protects Geralt from harm until it expires or is depleted. </text:span><text:span text:style-name="T45">When you take a hit, </text:span><text:span text:style-name="T130">the damage is reduced by the number of points remaining on your Quen shield</text:span><text:span text:style-name="T45">, then Quen loses </text:span><text:span text:style-name="T46">a </text:span><text:soft-page-break/><text:span text:style-name="T46">portion of its strength. Quen l</text:span><text:span text:style-name="T52">oses fewer points </text:span><text:span text:style-name="T54">on a hit</text:span><text:span text:style-name="T46"> if you have a higher armor rating or greater sign intensity. </text:span><text:span text:style-name="T48">Alternate Quen creates a spherical forcefield around Geralt that blocks incoming damage and turns it into stamina and adrenaline, but depletes vigor when blocking hits.</text:span></text:p>
      <text:p text:style-name="P126"/>
      <text:p text:style-name="P56"><text:span text:style-name="T48"><text:tab/></text:span><text:span text:style-name="T227">- </text:span><text:span text:style-name="T228">Axii</text:span></text:p>
      <text:p text:style-name="P57"><text:span text:style-name="T48">This is the sign of elemental water. Use it to stun the enemy in the middle of your screen. It does n</text:span><text:span text:style-name="T133">ot always work; </text:span><text:span text:style-name="T134">increase your sign intensity and try weaker-willed opponents to up your chances</text:span><text:span text:style-name="T133">. I</text:span><text:span text:style-name="T48">ts alternate version allows you to switch an enemy to your side instead of stunning them.</text:span></text:p>
      <text:p text:style-name="P127"/>
      <text:p text:style-name="P57"><text:span text:style-name="T48"><text:tab/></text:span><text:span text:style-name="T227">- </text:span><text:span text:style-name="T229">Talents</text:span></text:p>
      <text:p text:style-name="P58"><text:span text:style-name="T48">I</text:span><text:span text:style-name="T33">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53">At the top of t</text:span><text:span text:style-name="T33">he leftmost column in the combat tab is the “Fast Attack” skill, and all the locked talents below it are upgrades to your light attack. </text:span><text:span text:style-name="T49">The rightmost column in the magic tab is </text:span><text:span text:style-name="T53">for </text:span><text:span text:style-name="T49">the “Axii” sign, and all the </text:span><text:span text:style-name="T53">talents in that column</text:span><text:span text:style-name="T49"> are upgrades specifically for your Axii use.</text:span></text:p>
      <text:p text:style-name="P59"><text:span text:style-name="T33">There are sixteen types of skill points, one for the general category, and one for each of the fifteen columns. </text:span><text:span text:style-name="T132">You can spend a Fast Attack skill point on any talent in the Fast Attack section, without any sort of prerequisite.</text:span><text:span text:style-name="T50"> </text:span><text:span text:style-name="T51">Each general talent can only be unlocked once, while the other talents can be advanced 5 times each before they are maximized.</text:span></text:p>
      <text:p text:style-name="P128">Skill points of each type are awarded every time your “skill progression” in that category rolls over 100%. Mouse over the name of the skill category to see your current progression towards the next skill point.</text:p>
      <text:p text:style-name="P128"><text:soft-page-break/>You earn progression percentage in each skill by performing that skill. Every block, dodge, and counterattack grants a small amount of “Defense” progression, and every potion you drink increases your progression in the “Trial of the Grasses.” Your general progression is advanced by completing quests and discovering fast travel signposts.</text:p>
      <text:p text:style-name="P128"/>
      <text:p text:style-name="P60"><text:span text:style-name="T33"><text:tab/></text:span><text:span text:style-name="T230">- Skill Slots</text:span></text:p>
      <text:p text:style-name="P129">All talents you have upgraded are always active.</text:p>
      <text:p text:style-name="P129"/>
      <text:p text:style-name="P61"><text:span text:style-name="T33"><text:tab/></text:span><text:span text:style-name="T231">- Mutagen Slots</text:span></text:p>
      <text:p text:style-name="P129">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p>
      <text:p text:style-name="P175">Technical Information</text:p>
      <text:p text:style-name="P129"/>
      <text:p text:style-name="P129"><text:tab/><text:span text:style-name="T189">- </text:span><text:span text:style-name="T190">How </text:span><text:span text:style-name="T191">Is Damage Calculated</text:span><text:span text:style-name="T190">?</text:span></text:p>
      <text:p text:style-name="P136">Every attack has a random damage output, chosen linearly from an uninterrupted range of integer values, expressible in the form <text:span text:style-name="T22">total = min + 1d(max-min)</text:span> using dice algebra notation.</text:p>
      <text:p text:style-name="P140">Attacks also have one or more damage types, from the following list: frost, force, poison, fire, physical, silver, slashing, piercing, bludgeoning, rending, elemental, shock, morale, and direct.</text:p>
      <text:p text:style-name="P140">Every character has a resistance value for every one of these damage types. That resistance value is 0% unless an effect or equipment or racial trait changes it.</text:p>
      <text:p text:style-name="P137">Every attack has an AP (armor piercing) rating, <text:span text:style-name="T246">usually a small fraction of 1</text:span>.</text:p>
      <text:p text:style-name="P138">When an attack comes in, its random damage result is calculated, then your resistances to all damage types are reduced by the AP rating of the attack, down to a minimum of 0 <text:span text:style-name="T240">(no negatives)</text:span>. This reduction is only for the <text:span text:style-name="T239">purposes</text:span> of <text:span text:style-name="T239">this calculation and is not “real</text:span>.” <text:span text:style-name="T241">Note that 0.15 = 15%, so even small AP scores remove large amounts of damage type resistance.</text:span></text:p>
      <text:p text:style-name="P138">Then, two numbers are generated. One number, call it <text:span text:style-name="T22">x</text:span>, is the AP of the attack multiplied by its damage. The other, call it <text:span text:style-name="T22">y</text:span>, is the damage of the attack minus your total points of armor.</text:p>
      <text:p text:style-name="P138">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8">Now, <text:span text:style-name="T22">whichever of x or y is smaller gets dropped </text:span>and forgotten about. The remaining number is <text:span text:style-name="T240">multiplied with your resist percentage (x * [100 minus your resist percentage as modified by enemy AP] / 100), and the result is the damage number that is dealt to health.</text:span></text:p>
      <text:p text:style-name="P138"><text:soft-page-break/></text:p>
      <text:p text:style-name="P138"><text:tab/><text:span text:style-name="T189">- </text:span><text:span text:style-name="T192">How Many Points Does Quen Lose?</text:span></text:p>
      <text:p text:style-name="P139">After Quen reduces damage dealt to you by the number of Quen points you have, <text:span text:style-name="T236">two numbers are calculated:</text:span></text:p>
      <text:p text:style-name="P150"><text:span text:style-name="T238">C</text:span>all one of them <text:span text:style-name="T22">x</text:span>, it’s <text:span text:style-name="T238">equal </text:span>to one-tenth of the (pre-resistance) damage of the original attack, or <text:span text:style-name="T238">2500 less than the pre-resistance damage, whichever is greater. This number goes up as the damage of the attack goes up.</text:span></text:p>
      <text:p text:style-name="P151">Call the other number <text:span text:style-name="T22">y</text:span>, it’s equal to the damage you took from the attack, after <text:span text:style-name="T249">armor and</text:span> resistances but before Quen, divided by the pre-resistance damage of the attack. This number is smaller the greater your armor is.</text:p>
      <text:p text:style-name="P151">Your Quen shield now loses points equal to <text:span text:style-name="T22">x * y / (Quen Intensity)</text:span><text:span text:style-name="T237">2</text:span>.</text:p>
      <text:p text:style-name="P151"/>
      <text:p text:style-name="P151"><text:tab/><text:span text:style-name="T189">- </text:span><text:span text:style-name="T194">Where’s My Ingredient?</text:span></text:p>
      <text:p text:style-name="P153">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53">loot-exclusive ingredients, and bases</text:span>.</text:p>
      <text:p text:style-name="P154">[January 23, 2019: We hope <text:span text:style-name="T250">soon</text:span> to provide information on ingredient availability by <text:span text:style-name="T253">map </text:span>region.]</text:p>
      <text:p text:style-name="P151"/>
      <text:p text:style-name="P151"><text:tab/><text:span text:style-name="T189">- </text:span><text:span text:style-name="T195">Which Recipes Am I Missing?</text:span></text:p>
      <text:p text:style-name="P155">This is the full list of (basic quality, <text:span text:style-name="T262">quest unrelated</text:span>) potions:</text:p>
      <text:list xml:id="list2297336528" text:style-name="L5">
        <text:list-item>
          <text:p text:style-name="P189">Black Blood – <text:span text:style-name="T10">4 a</text:span><text:span text:style-name="T8">ether, </text:span><text:span text:style-name="T10">8 </text:span><text:span text:style-name="T8">vermilion, </text:span><text:span text:style-name="T10">4 </text:span><text:span text:style-name="T8">vitriol</text:span></text:p>
        </text:list-item>
        <text:list-item>
          <text:p text:style-name="P189">Blizzard – <text:span text:style-name="T10">4 h</text:span><text:span text:style-name="T8">ydragenum, </text:span><text:span text:style-name="T10">4 </text:span><text:span text:style-name="T8">rebis, </text:span><text:span text:style-name="T10">4 </text:span><text:span text:style-name="T8">vermilion, </text:span><text:span text:style-name="T10">8 </text:span><text:span text:style-name="T8">vitriol</text:span></text:p>
        </text:list-item>
        <text:list-item>
          <text:p text:style-name="P189">Cat – <text:span text:style-name="T10">4 a</text:span><text:span text:style-name="T8">ether, </text:span><text:span text:style-name="T10">4 </text:span><text:span text:style-name="T8">hydragenum, </text:span><text:span text:style-name="T10">8 </text:span><text:span text:style-name="T8">quebrith</text:span></text:p>
        </text:list-item>
        <text:list-item>
          <text:p text:style-name="P189">Full Moon – <text:span text:style-name="T11">8 a</text:span><text:span text:style-name="T8">ether, </text:span><text:span text:style-name="T11">4 </text:span><text:span text:style-name="T8">hydragenum, </text:span><text:span text:style-name="T11">8 </text:span><text:span text:style-name="T8">quebrith, </text:span><text:span text:style-name="T11">4 </text:span><text:span text:style-name="T8">vermilion</text:span></text:p>
        </text:list-item>
        <text:list-item>
          <text:p text:style-name="P189">Golden Oriole – <text:span text:style-name="T11">8 </text:span><text:span text:style-name="T8">quebrith, </text:span><text:span text:style-name="T11">4 </text:span><text:span text:style-name="T8">rebis, </text:span><text:span text:style-name="T11">4 </text:span><text:span text:style-name="T8">vitriol</text:span></text:p>
        </text:list-item>
        <text:list-item>
          <text:p text:style-name="P189">Maribor Forest – <text:span text:style-name="T12">4 a</text:span><text:span text:style-name="T8">ether, </text:span><text:span text:style-name="T12">8 </text:span><text:span text:style-name="T8">hydragenum, </text:span><text:span text:style-name="T12">4 </text:span><text:span text:style-name="T8">rebis, </text:span><text:span text:style-name="T12">4 </text:span><text:span text:style-name="T8">vitriol</text:span></text:p>
        </text:list-item>
        <text:list-item>
          <text:p text:style-name="P189"><text:soft-page-break/>Petri’s Philter – <text:span text:style-name="T12">8 a</text:span><text:span text:style-name="T8">ether, </text:span><text:span text:style-name="T12">8 </text:span><text:span text:style-name="T8">hydragenum, </text:span><text:span text:style-name="T12">4 </text:span><text:span text:style-name="T8">quebrith, </text:span><text:span text:style-name="T12">4 </text:span><text:span text:style-name="T8">vitriol</text:span></text:p>
        </text:list-item>
        <text:list-item>
          <text:p text:style-name="P189">Swallow – <text:span text:style-name="T13">4 a</text:span><text:span text:style-name="T8">ether, </text:span><text:span text:style-name="T13">12 </text:span><text:span text:style-name="T8">rebis, </text:span><text:span text:style-name="T13">4 </text:span><text:span text:style-name="T8">vitriol</text:span></text:p>
        </text:list-item>
        <text:list-item>
          <text:p text:style-name="P189">Tawny Owl – <text:span text:style-name="T13">12 a</text:span><text:span text:style-name="T8">ether, </text:span><text:span text:style-name="T13">4 </text:span><text:span text:style-name="T8">rebis, </text:span><text:span text:style-name="T13">4 </text:span><text:span text:style-name="T8">vitriol</text:span></text:p>
        </text:list-item>
        <text:list-item>
          <text:p text:style-name="P189">Thunderbolt – <text:span text:style-name="T13">8 r</text:span><text:span text:style-name="T8">ebis, </text:span><text:span text:style-name="T13">8 </text:span><text:span text:style-name="T8">vermilion, </text:span><text:span text:style-name="T13">8 </text:span><text:span text:style-name="T8">vitriol</text:span></text:p>
        </text:list-item>
        <text:list-item>
          <text:p text:style-name="P189">Tiara – <text:span text:style-name="T11">4 a</text:span><text:span text:style-name="T8">ether, </text:span><text:span text:style-name="T11">4 </text:span><text:span text:style-name="T8">quebrith, </text:span><text:span text:style-name="T11">4 </text:span><text:span text:style-name="T8">rebis, </text:span><text:span text:style-name="T11">8 </text:span><text:span text:style-name="T8">vermilion</text:span></text:p>
        </text:list-item>
        <text:list-item>
          <text:p text:style-name="P189">White Honey – <text:span text:style-name="T14">8 h</text:span><text:span text:style-name="T9">ydragenum, </text:span><text:span text:style-name="T14">4</text:span><text:span text:style-name="T9"> quebrith, </text:span><text:span text:style-name="T14">4 </text:span><text:span text:style-name="T9">rebis</text:span></text:p>
        </text:list-item>
        <text:list-item>
          <text:p text:style-name="P189">White Raffard’s Decoction – <text:span text:style-name="T14">8 h</text:span><text:span text:style-name="T9">ydragenum, </text:span><text:span text:style-name="T14">4 </text:span><text:span text:style-name="T9">quebrith, </text:span><text:span text:style-name="T14">8 </text:span><text:span text:style-name="T9">rebis, </text:span><text:span text:style-name="T14">4</text:span><text:span text:style-name="T9"> vitriol</text:span></text:p>
        </text:list-item>
      </text:list>
      <text:p text:style-name="P197">This is the full list of decoctions:</text:p>
      <text:list xml:id="list2237648142" text:style-name="L8">
        <text:list-item>
          <text:p text:style-name="P194">Cursed – <text:span text:style-name="T5">36 rebis, 20 vitriol, 14 red mutagen (lesser), 1 cursed mutagen</text:span></text:p>
        </text:list-item>
        <text:list-item>
          <text:p text:style-name="P194">Draconid – <text:span text:style-name="T5">24 hydragenum, 40 vermilion, 10 green mutagen (lesser), 1 draconid mutagen</text:span></text:p>
        </text:list-item>
        <text:list-item>
          <text:p text:style-name="P194">Elemental – <text:span text:style-name="T5">60 aether, 10 blue mutagen (lesser), 1 elemental mutagen</text:span></text:p>
        </text:list-item>
        <text:list-item>
          <text:p text:style-name="P194">Hybrid – <text:span text:style-name="T5">40 rebis, 16 quebrith, 12 green mutagen (lesser), 1 hybrid mutagen</text:span></text:p>
        </text:list-item>
        <text:list-item>
          <text:p text:style-name="P194">Insectoid – <text:span text:style-name="T5">28 rebis, 32 quebrith, 14 green mutagen (lesser), 1 insectoid mutagen</text:span></text:p>
        </text:list-item>
        <text:list-item>
          <text:p text:style-name="P194">Necrophage – <text:span text:style-name="T5">48 vitriol, 10 red mutagen (lesser), 1 necrophage mutagen</text:span></text:p>
        </text:list-item>
        <text:list-item>
          <text:p text:style-name="P194">Ogroid – <text:span text:style-name="T5">52 vitriol, 12 red mutagen (lesser), 1 ogroid mutagen</text:span></text:p>
        </text:list-item>
        <text:list-item>
          <text:p text:style-name="P195">Relict – <text:span text:style-name="T5">20 quebrith, 44 vitriol, 10 blue mutagen (lesser), 1 relict mutagen</text:span></text:p>
        </text:list-item>
        <text:list-item>
          <text:p text:style-name="P195">Spectre – <text:span text:style-name="T5">16 hydragenum, 36 vitriol, 12 blue mutagen (lesser), 1 spectre mutagen</text:span></text:p>
        </text:list-item>
        <text:list-item>
          <text:p text:style-name="P196">Vampire – <text:span text:style-name="T5">44 aether, 24 quebrith, 10 lesser mutagen (red), 1 vampire mutagen</text:span></text:p>
        </text:list-item>
      </text:list>
      <text:p text:style-name="P156">This is the full list of (basic quality, quest unrelated) oils:</text:p>
      <text:list xml:id="list3790218965" text:style-name="L6">
        <text:list-item>
          <text:p text:style-name="P190">Argentia Oil – <text:span text:style-name="T16">8 aether, 8 hydragenum, 4 quebrith, 4 vitriol, </text:span><text:span text:style-name="T19">1 silver ore</text:span></text:p>
        </text:list-item>
        <text:list-item>
          <text:p text:style-name="P190">Brown Oil – <text:span text:style-name="T15">8 quebrith, 4 rebis, 12 vermilion, 4 vitriol</text:span></text:p>
        </text:list-item>
        <text:list-item>
          <text:p text:style-name="P191">Corrosive Oil – <text:span text:style-name="T15">4 aether, 12 quebrith, 8 vermilion, 8 vitriol</text:span></text:p>
        </text:list-item>
        <text:list-item>
          <text:p text:style-name="P190">Falka’s Blood – <text:span text:style-name="T15">4 aether, 4 hydragenum, 8 quebrith, 8 vermilion</text:span></text:p>
        </text:list-item>
        <text:list-item>
          <text:p text:style-name="P190">Flammable Oil – <text:span text:style-name="T15">4 hydragenum, 8 quebrith, 12 vermilion, 4 vitriol</text:span></text:p>
        </text:list-item>
        <text:list-item>
          <text:p text:style-name="P190">Paralysis Oil – <text:span text:style-name="T15">8 aether, 4 hydragenum, 8 rebis, 12 vitriol</text:span></text:p>
        </text:list-item>
        <text:list-item>
          <text:p text:style-name="P190">Poisonous Oil –<text:span text:style-name="T5"> </text:span><text:span text:style-name="T15">8 quebrith, 12 rebis, 4 vermilion, 8 vitriol</text:span></text:p>
        </text:list-item>
        <text:list-item>
          <text:p text:style-name="P190">Rime Oil – <text:span text:style-name="T16">8 aether, 8 hydragenum, 4 rebis, 8 vitriol</text:span></text:p>
        </text:list-item>
        <text:list-item>
          <text:p text:style-name="P192"><text:soft-page-break/>Veil Oil – <text:span text:style-name="T15">12 aether, 8 hydragenum, 4 vitriol, </text:span><text:span text:style-name="T18">1 glowing ore</text:span></text:p>
        </text:list-item>
      </text:list>
      <text:p text:style-name="P156">This is the full list of (basic quality, quest unrelated) <text:span text:style-name="T264">bombs</text:span>:</text:p>
      <text:list xml:id="list1637089932" text:style-name="L7">
        <text:list-item>
          <text:p text:style-name="P193">Dancing Star – <text:span text:style-name="T17">8 aether, 12 quebrith, 4 rebis, 12 vermilion, 4 vitriol</text:span></text:p>
        </text:list-item>
        <text:list-item>
          <text:p text:style-name="P193">Devil’s Puffball – <text:span text:style-name="T17">8 hydragenum, 12 rebis, 8 vermilion, 8 vitriol</text:span></text:p>
        </text:list-item>
        <text:list-item>
          <text:p text:style-name="P193">Dimeritium Bomb – <text:span text:style-name="T17">12 aether, 8 hydragenum, 4 quebrith, 12 rebis,</text:span><text:span text:style-name="T263"> </text:span><text:span text:style-name="T20">1 dimeritium ore</text:span></text:p>
        </text:list-item>
        <text:list-item>
          <text:p text:style-name="P193">Dragon’s Dream – <text:span text:style-name="T17">4 hydragenum, 12 quebrith, 8 rebis, 12 vermilion, 4 vitriol</text:span></text:p>
        </text:list-item>
        <text:list-item>
          <text:p text:style-name="P193">Grapeshot – <text:span text:style-name="T17">12 quebrith, 8 rebis, 8 vermilion, 4 vitriol</text:span></text:p>
        </text:list-item>
        <text:list-item>
          <text:p text:style-name="P193">Moon Dust – <text:span text:style-name="T17">8 aether, 12 hydragenum, 4 vermilion, 12 vitriol, </text:span><text:span text:style-name="T20">3 silver ore</text:span></text:p>
        </text:list-item>
        <text:list-item>
          <text:p text:style-name="P193">Northern <text:span text:style-name="T263">Wind – </text:span><text:span text:style-name="T17">8 aether, 12 hydragenum, 4 quebrith, 4 vermilion, 8 vitriol</text:span></text:p>
        </text:list-item>
        <text:list-item>
          <text:p text:style-name="P193">Samum – <text:span text:style-name="T17">8 aether, 8 hydragenum, 8 rebis, 8 vermilion</text:span></text:p>
        </text:list-item>
      </text:list>
      <text:p text:style-name="P151"/>
      <text:p text:style-name="P151"><text:tab/><text:span text:style-name="T189">- </text:span><text:span text:style-name="T193">How Do I Progress Skills?</text:span></text:p>
      <text:p text:style-name="P152">Combat Trance % is awarded when <text:span text:style-name="T242">a </text:span>combat ends, if you killed at least one enemy in th<text:span text:style-name="T243">at </text:span>combat. You gain 1.5x as much % if you did not take a hit in that combat.</text:p>
      <text:p text:style-name="P152">Fast and Strong <text:span text:style-name="T247">A</text:span>ttack % are awarded every time you <text:span text:style-name="T248">light</text:span> or <text:span text:style-name="T248">heavy</text:span> attack, <text:span text:style-name="T248">respectively</text:span>. You gain 1.5x as much if your attack hits an ene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4T10:43:15.974000000</dc:date>
    <meta:editing-duration>PT16H42M7S</meta:editing-duration>
    <meta:editing-cycles>315</meta:editing-cycles>
    <meta:generator>LibreOffice/6.0.7.3$Windows_X86_64 LibreOffice_project/dc89aa7a9eabfd848af146d5086077aeed2ae4a5</meta:generator>
    <meta:document-statistic meta:table-count="0" meta:image-count="0" meta:object-count="0" meta:page-count="29" meta:paragraph-count="283" meta:word-count="7302" meta:character-count="42388" meta:non-whitespace-character-count="35312"/>
  </office:meta>
</office:document-meta>
</file>